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rsid="0003e696" officeooo:paragraph-rsid="0003e696" style:font-size-asian="12pt" style:font-size-complex="12pt"/>
    </style:style>
    <style:style style:name="P3" style:family="paragraph" style:parent-style-name="Standard">
      <style:text-properties fo:font-size="12pt" officeooo:rsid="0003e696" officeooo:paragraph-rsid="00072fa1" style:font-size-asian="12pt" style:font-size-complex="12pt"/>
    </style:style>
    <style:style style:name="P4" style:family="paragraph" style:parent-style-name="Standard">
      <style:text-properties fo:font-size="12pt" officeooo:rsid="0003e696" officeooo:paragraph-rsid="000f4539" style:font-size-asian="12pt" style:font-size-complex="12pt"/>
    </style:style>
    <style:style style:name="P5" style:family="paragraph" style:parent-style-name="Standard">
      <style:text-properties fo:font-size="12pt" officeooo:rsid="0003e696" officeooo:paragraph-rsid="002e463b" style:font-size-asian="12pt" style:font-size-complex="12pt"/>
    </style:style>
    <style:style style:name="P6" style:family="paragraph" style:parent-style-name="Standard">
      <style:text-properties fo:font-size="12pt" officeooo:rsid="0003e696" officeooo:paragraph-rsid="00321467" style:font-size-asian="12pt" style:font-size-complex="12pt"/>
    </style:style>
    <style:style style:name="P7" style:family="paragraph" style:parent-style-name="Standard">
      <style:text-properties fo:font-size="12pt" officeooo:rsid="0003e696" officeooo:paragraph-rsid="003ef802" style:font-size-asian="12pt" style:font-size-complex="12pt"/>
    </style:style>
    <style:style style:name="P8" style:family="paragraph" style:parent-style-name="Standard">
      <style:text-properties fo:font-size="12pt" officeooo:rsid="0003e696" officeooo:paragraph-rsid="0011b7a9" style:font-size-asian="12pt" style:font-size-complex="12pt"/>
    </style:style>
    <style:style style:name="P9" style:family="paragraph" style:parent-style-name="Standard">
      <style:text-properties fo:font-size="12pt" officeooo:rsid="0003e696" officeooo:paragraph-rsid="0018fc05" style:font-size-asian="12pt" style:font-size-complex="12pt"/>
    </style:style>
    <style:style style:name="P10" style:family="paragraph" style:parent-style-name="Standard">
      <style:text-properties fo:font-size="12pt" officeooo:rsid="00081cfa" officeooo:paragraph-rsid="00081cfa" style:font-size-asian="12pt" style:font-size-complex="12pt"/>
    </style:style>
    <style:style style:name="P11" style:family="paragraph" style:parent-style-name="Standard">
      <style:text-properties fo:font-size="12pt" officeooo:rsid="0009a9e5" officeooo:paragraph-rsid="0009a9e5" style:font-size-asian="12pt" style:font-size-complex="12pt"/>
    </style:style>
    <style:style style:name="P12" style:family="paragraph" style:parent-style-name="Standard">
      <style:text-properties fo:font-size="12pt" officeooo:rsid="0005fcba" officeooo:paragraph-rsid="0005fcba" style:font-size-asian="12pt" style:font-size-complex="12pt"/>
    </style:style>
    <style:style style:name="P13" style:family="paragraph" style:parent-style-name="Standard">
      <style:text-properties fo:font-size="12pt" officeooo:rsid="000feadf" officeooo:paragraph-rsid="000feadf" style:font-size-asian="12pt" style:font-size-complex="12pt"/>
    </style:style>
    <style:style style:name="P14" style:family="paragraph" style:parent-style-name="Standard">
      <style:text-properties fo:font-size="12pt" officeooo:rsid="000f9a60" officeooo:paragraph-rsid="000f9a60" style:font-size-asian="12pt" style:font-size-complex="12pt"/>
    </style:style>
    <style:style style:name="P15" style:family="paragraph" style:parent-style-name="Standard">
      <style:text-properties fo:font-size="12pt" officeooo:rsid="002e463b" officeooo:paragraph-rsid="002e463b" style:font-size-asian="12pt" style:font-size-complex="12pt"/>
    </style:style>
    <style:style style:name="P16" style:family="paragraph" style:parent-style-name="Standard">
      <style:text-properties fo:font-size="12pt" officeooo:rsid="002711bb" officeooo:paragraph-rsid="002711bb" style:font-size-asian="12pt" style:font-size-complex="12pt"/>
    </style:style>
    <style:style style:name="P17" style:family="paragraph" style:parent-style-name="Standard">
      <style:text-properties fo:font-size="12pt" officeooo:rsid="0027d5b1" officeooo:paragraph-rsid="0027d5b1" style:font-size-asian="12pt" style:font-size-complex="12pt"/>
    </style:style>
    <style:style style:name="P18" style:family="paragraph" style:parent-style-name="Standard">
      <style:text-properties fo:font-size="12pt" officeooo:rsid="00343322" officeooo:paragraph-rsid="00343322" style:font-size-asian="12pt" style:font-size-complex="12pt"/>
    </style:style>
    <style:style style:name="P19" style:family="paragraph" style:parent-style-name="Standard">
      <style:text-properties fo:font-size="12pt" officeooo:rsid="0011b7a9" officeooo:paragraph-rsid="0011b7a9" style:font-size-asian="12pt" style:font-size-complex="12pt"/>
    </style:style>
    <style:style style:name="P20" style:family="paragraph" style:parent-style-name="Standard">
      <style:text-properties fo:font-size="12pt" officeooo:rsid="0011b7a9" officeooo:paragraph-rsid="0003e696" style:font-size-asian="12pt" style:font-size-complex="12pt"/>
    </style:style>
    <style:style style:name="P21" style:family="paragraph" style:parent-style-name="Standard">
      <style:text-properties fo:font-size="12pt" officeooo:rsid="004d1e46" officeooo:paragraph-rsid="004d1e46" style:font-size-asian="12pt" style:font-size-complex="12pt"/>
    </style:style>
    <style:style style:name="P22" style:family="paragraph" style:parent-style-name="Standard">
      <style:text-properties fo:font-size="12pt" officeooo:rsid="003d9f6d" officeooo:paragraph-rsid="003d9f6d" style:font-size-asian="12pt" style:font-size-complex="12pt"/>
    </style:style>
    <style:style style:name="P23" style:family="paragraph" style:parent-style-name="Standard">
      <style:text-properties fo:font-size="12pt" officeooo:rsid="0041a095" officeooo:paragraph-rsid="0041a095" style:font-size-asian="12pt" style:font-size-complex="12pt"/>
    </style:style>
    <style:style style:name="P24" style:family="paragraph" style:parent-style-name="Standard">
      <style:text-properties fo:font-size="12pt" officeooo:rsid="00442616" officeooo:paragraph-rsid="00442616" style:font-size-asian="12pt" style:font-size-complex="12pt"/>
    </style:style>
    <style:style style:name="P25" style:family="paragraph" style:parent-style-name="Standard">
      <style:text-properties fo:font-size="12pt" officeooo:rsid="003d48cd" officeooo:paragraph-rsid="003d48cd" style:font-size-asian="12pt" style:font-size-complex="12pt"/>
    </style:style>
    <style:style style:name="P26" style:family="paragraph" style:parent-style-name="Standard">
      <style:text-properties fo:font-size="12pt" officeooo:rsid="0051a0c6" officeooo:paragraph-rsid="0011b7a9" style:font-size-asian="12pt" style:font-size-complex="12pt"/>
    </style:style>
    <style:style style:name="P27" style:family="paragraph" style:parent-style-name="Standard">
      <style:text-properties fo:font-size="12pt" officeooo:rsid="0051a0c6" officeooo:paragraph-rsid="0051a0c6" style:font-size-asian="12pt" style:font-size-complex="12pt"/>
    </style:style>
    <style:style style:name="P28" style:family="paragraph" style:parent-style-name="Standard">
      <style:text-properties fo:font-size="12pt" officeooo:rsid="005a81b1" officeooo:paragraph-rsid="005a81b1" style:font-size-asian="12pt" style:font-size-complex="12pt"/>
    </style:style>
    <style:style style:name="P29" style:family="paragraph" style:parent-style-name="Standard">
      <style:text-properties fo:font-size="12pt" officeooo:rsid="005dda07" officeooo:paragraph-rsid="005dda07" style:font-size-asian="12pt" style:font-size-complex="12pt"/>
    </style:style>
    <style:style style:name="P30" style:family="paragraph" style:parent-style-name="Standard">
      <style:text-properties fo:font-size="12pt" officeooo:rsid="005f6772" officeooo:paragraph-rsid="005f6772" style:font-size-asian="12pt" style:font-size-complex="12pt"/>
    </style:style>
    <style:style style:name="P31" style:family="paragraph" style:parent-style-name="Standard">
      <style:text-properties fo:font-size="12pt" officeooo:rsid="00146b8f" officeooo:paragraph-rsid="00146b8f" style:font-size-asian="12pt" style:font-size-complex="12pt"/>
    </style:style>
    <style:style style:name="P32" style:family="paragraph" style:parent-style-name="Standard">
      <style:text-properties fo:font-size="12pt" officeooo:rsid="00222385" officeooo:paragraph-rsid="00222385" style:font-size-asian="12pt" style:font-size-complex="12pt"/>
    </style:style>
    <style:style style:name="P33" style:family="paragraph" style:parent-style-name="Standard">
      <style:text-properties fo:font-size="12pt" officeooo:rsid="005a81b1" officeooo:paragraph-rsid="005a81b1" style:font-size-asian="12pt" style:font-size-complex="12pt"/>
    </style:style>
    <style:style style:name="P34" style:family="paragraph" style:parent-style-name="Standard">
      <style:text-properties fo:font-size="12pt" officeooo:rsid="0003e696" officeooo:paragraph-rsid="00653c9e" style:font-size-asian="12pt" style:font-size-complex="12pt"/>
    </style:style>
    <style:style style:name="P35" style:family="paragraph" style:parent-style-name="Standard">
      <style:text-properties fo:font-size="12pt" officeooo:rsid="0003e696" officeooo:paragraph-rsid="0003e696" style:font-size-asian="12pt" style:font-size-complex="12pt"/>
    </style:style>
    <style:style style:name="P36" style:family="paragraph" style:parent-style-name="Standard">
      <style:text-properties fo:font-size="12pt" officeooo:rsid="0068aa4f" officeooo:paragraph-rsid="0068aa4f" style:font-size-asian="12pt" style:font-size-complex="12pt"/>
    </style:style>
    <style:style style:name="P37" style:family="paragraph" style:parent-style-name="Standard">
      <style:text-properties fo:font-size="12pt" officeooo:rsid="006a6e79" officeooo:paragraph-rsid="006a6e79" style:font-size-asian="12pt" style:font-size-complex="12pt"/>
    </style:style>
    <style:style style:name="P38" style:family="paragraph" style:parent-style-name="Standard">
      <style:text-properties fo:font-size="12pt" officeooo:rsid="00081cfa" officeooo:paragraph-rsid="00081cfa" style:font-size-asian="12pt" style:font-size-complex="12pt"/>
    </style:style>
    <style:style style:name="P39" style:family="paragraph" style:parent-style-name="Standard">
      <style:text-properties fo:font-size="12pt" officeooo:rsid="006db57b" officeooo:paragraph-rsid="006eb849" style:font-size-asian="12pt" style:font-size-complex="12pt"/>
    </style:style>
    <style:style style:name="P40" style:family="paragraph" style:parent-style-name="Standard">
      <style:text-properties fo:font-size="12pt" officeooo:rsid="006fb823" officeooo:paragraph-rsid="006fb823" style:font-size-asian="12pt" style:font-size-complex="12pt"/>
    </style:style>
    <style:style style:name="P41" style:family="paragraph" style:parent-style-name="Standard">
      <style:text-properties fo:font-size="12pt" officeooo:rsid="00146b8f" officeooo:paragraph-rsid="00146b8f" style:font-size-asian="12pt" style:font-size-complex="12pt"/>
    </style:style>
    <style:style style:name="T1" style:family="text">
      <style:text-properties officeooo:rsid="00064ca2"/>
    </style:style>
    <style:style style:name="T2" style:family="text">
      <style:text-properties officeooo:rsid="0010a98c"/>
    </style:style>
    <style:style style:name="T3" style:family="text">
      <style:text-properties officeooo:rsid="0011b7a9"/>
    </style:style>
    <style:style style:name="T4" style:family="text">
      <style:text-properties officeooo:rsid="0012ae61"/>
    </style:style>
    <style:style style:name="T5" style:family="text">
      <style:text-properties officeooo:rsid="0018fc05"/>
    </style:style>
    <style:style style:name="T6" style:family="text">
      <style:text-properties officeooo:rsid="0023f651"/>
    </style:style>
    <style:style style:name="T7" style:family="text">
      <style:text-properties officeooo:rsid="002e463b"/>
    </style:style>
    <style:style style:name="T8" style:family="text">
      <style:text-properties officeooo:rsid="00321467"/>
    </style:style>
    <style:style style:name="T9" style:family="text">
      <style:text-properties officeooo:rsid="00343322"/>
    </style:style>
    <style:style style:name="T10" style:family="text">
      <style:text-properties officeooo:rsid="003ef802"/>
    </style:style>
    <style:style style:name="T11" style:family="text">
      <style:text-properties officeooo:rsid="00461659"/>
    </style:style>
    <style:style style:name="T12" style:family="text">
      <style:text-properties officeooo:rsid="004a5467"/>
    </style:style>
    <style:style style:name="T13" style:family="text">
      <style:text-properties officeooo:rsid="004da743"/>
    </style:style>
    <style:style style:name="T14" style:family="text">
      <style:text-properties officeooo:rsid="00525d16"/>
    </style:style>
    <style:style style:name="T15" style:family="text">
      <style:text-properties officeooo:rsid="0055ef33"/>
    </style:style>
    <style:style style:name="T16" style:family="text">
      <style:text-properties officeooo:rsid="00569218"/>
    </style:style>
    <style:style style:name="T17" style:family="text">
      <style:text-properties officeooo:rsid="005d1ebb"/>
    </style:style>
    <style:style style:name="T18" style:family="text">
      <style:text-properties officeooo:rsid="00638f56"/>
    </style:style>
    <style:style style:name="T19" style:family="text">
      <style:text-properties officeooo:rsid="0064c0b2"/>
    </style:style>
    <style:style style:name="T20" style:family="text">
      <style:text-properties officeooo:rsid="00653c9e"/>
    </style:style>
    <style:style style:name="T21" style:family="text">
      <style:text-properties officeooo:rsid="00696a40"/>
    </style:style>
    <style:style style:name="T22" style:family="text">
      <style:text-properties officeooo:rsid="006cde6f"/>
    </style:style>
    <style:style style:name="T23" style:family="text">
      <style:text-properties officeooo:rsid="006eb8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8">FRAMEWORKS USED HIVE,MAPREDUCE,PIG</text:span> </text:p>
      <text:p text:style-name="P2"/>
      <text:p text:style-name="P2">1)Hadoop </text:p>
      <text:p text:style-name="P2"/>
      <text:p text:style-name="P2">2)hive </text:p>
      <text:p text:style-name="P2"/>
      <text:p text:style-name="P2">3)pig </text:p>
      <text:p text:style-name="P2"/>
      <text:p text:style-name="P34">1)Hadoop comprises of mainly two components mapreduce and hadoop distributed file system(HDFS).HDFS is for distributed storage and mapreduce for distributed and parallel processing. <text:span text:style-name="T19">It is usedby hadoop frame work to store data across cluster of nodes.It follows master and slave architecture.Here master is name-node and slave is data-node.name-node submits the jobs and data-node runs the jobs.</text:span></text:p>
      <text:p text:style-name="P34"><text:span text:style-name="T20">Mapreduce is a programming model implemented by hadoop to run mapreduce jobs across cluster of nodes the processing is done parallely and in a distributed way.one mpreduce job consists of one maptask and one reduce task provided by mapper and reducer. <text:s/></text:span></text:p>
      <text:p text:style-name="P2"/>
      <text:p text:style-name="P2"/>
      <text:p text:style-name="P36">Hive:</text:p>
      <text:p text:style-name="P36">hive is a frame work that runs on the top of hadoop which helps programmers to execute mapreduce jobs using querylangauge .When an user creates a table with structure in hive hive creates a folder in hdfs and all the data stored in that folder is mapped with that structure .<text:span text:style-name="T21">the structure is stored in derby database.By default hive creates hive managed tables and there are external tables which maps the structure to already stored data in hdfs so when this table is dropped it doesnt delete data stored in hdfs.</text:span></text:p>
      <text:p text:style-name="P2"/>
      <text:p text:style-name="P37">Pig:</text:p>
      <text:p text:style-name="P37">pig is scripting language which is also a wrapper on hadoop which runs mapreduce jobs without compilation <text:span text:style-name="T22">and the langauge used is piglatin.It can be run from a script fi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39"><text:soft-page-break/>Aim:Main aim is to perform analysis from given data <text:span text:style-name="T23">which is census of people living in USA.</text:span></text:p>
      <text:p text:style-name="P39"><text:span text:style-name="T23">Description:</text:span></text:p>
      <text:p text:style-name="P39"><text:span text:style-name="T23">firstly the given data is in json so to convert it into comma separated file we are using hive frame work.after that we copy that file to our local system so we can run mapreduce jobs using mapreduce in java and pig.so we copy the file to hdfs and start writing queries in hive ,mapreduce programs using java and pig scripts.</text:span> </text:p>
      <text:p text:style-name="P40">First module is education module</text:p>
      <text:p text:style-name="P40">second module is taxfiler module </text:p>
      <text:p text:style-name="P40">third is people who are working most</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0"><text:soft-page-break/>INSERTION OF GIVEN CENSUSDATA</text:p>
      <text:p text:style-name="P10"/>
      <text:p text:style-name="P11">create database myproject5; </text:p>
      <text:p text:style-name="P11">use myproject5; </text:p>
      <text:p text:style-name="P11">create table word(killed string) stored as textfile; </text:p>
      <text:p text:style-name="P11">load data local inpath '/home/hduser/census_records' overwrite into table word; </text:p>
      <text:p text:style-name="P11">create table censusdata(age int,education string,maritalstatus string,gender string,taxfilerstatus string,income double </text:p>
      <text:p text:style-name="P11">,parents string,countryofbirth string,citizenship string,weeksworked int) stored as textfile; </text:p>
      <text:p text:style-name="P11">insert overwrite table censusdata select (trim(get_json_object(killed,"$.Age"))),(trim(get_json_object(killed,"$.Education"))), </text:p>
      <text:p text:style-name="P11">(trim(get_json_object(killed,"$.MaritalStatus"))),(trim(get_json_object(killed,"$.Gender"))),(trim(get_json_object(killed,"$.TaxFilerStatus"))), </text:p>
      <text:p text:style-name="P11">(trim(get_json_object(killed,"$.Income"))),(trim(get_json_object(killed,"$.Parents"))),(trim(get_json_object(killed,"$.CountryOfBirth"))), </text:p>
      <text:p text:style-name="P11">(trim(get_json_object(killed,"$.Citizenship"))),(trim(get_json_object(killed,"$.WeeksWorked")))from word; </text:p>
      <text:p text:style-name="P11">create index bookmark on table censusdata(maritalstatus) as 'compact'with deferred rebuild; </text:p>
      <text:p text:style-name="P11">alter index bookmark on censusdata rebuild; </text:p>
      <text:p text:style-name="P11">create table censuspartition(education string,maritalstatus string,gender string,taxfilerstatus string,income double </text:p>
      <text:p text:style-name="P11">,parents string,countryofbirth string,citizenship string,weeksworked int) </text:p>
      <text:p text:style-name="P11">partitioned by (age int) </text:p>
      <text:p text:style-name="P11">clustered by (income) into 10 buckets </text:p>
      <text:p text:style-name="P11">row format delimited </text:p>
      <text:p text:style-name="P11">fields terminated by ',' </text:p>
      <text:p text:style-name="P11">stored as textfile; </text:p>
      <text:p text:style-name="P11">set hive.exec.dynamic.partition.mode=nonstrict; </text:p>
      <text:p text:style-name="P11">set hive.exec.dynamic.partition=true; </text:p>
      <text:p text:style-name="P11">set hive.enforce.bucketing=true; </text:p>
      <text:p text:style-name="P11">from censusdata a insert overwrite table censuspartition partition(age) select a.education,a.maritalstatus,a.gender,a.taxfilerstatus,a.income,a.parents,a.countryofbirth,a.citizenship,a.weeksworked,a.age distribute by a.age; </text:p>
      <text:p text:style-name="P11">create table censusdata1(age int,education string,maritalstatus string,gender string,taxfilerstatus string,income double </text:p>
      <text:p text:style-name="P11">,parents string,countryofbirth string,citizenship string,weeksworked int) row format delimited fields terminated by ',' stored as textfile; </text:p>
      <text:p text:style-name="P11">insert overwrite table censusdata1 select (trim(get_json_object(killed,"$.Age"))),(trim(get_json_object(killed,"$.Education"))), </text:p>
      <text:p text:style-name="P11">(trim(get_json_object(killed,"$.MaritalStatus"))),(trim(get_json_object(killed,"$.Gender"))),(trim(get_json_object(killed,"$.TaxFilerStatus"))), </text:p>
      <text:p text:style-name="P11">(trim(get_json_object(killed,"$.Income"))),(trim(get_json_object(killed,"$.Parents"))),(trim(get_json_object(killed,"$.CountryOfBirth"))), </text:p>
      <text:p text:style-name="P11">(trim(get_json_object(killed,"$.Citizenship"))),(trim(get_json_object(killed,"$.WeeksWorked")))from word; </text:p>
      <text:p text:style-name="P2"/>
      <text:p text:style-name="P2"/>
      <text:p text:style-name="P2"/>
      <text:p text:style-name="P2"/>
      <text:p text:style-name="P2"/>
      <text:p text:style-name="P2"/>
      <text:p text:style-name="P2"/>
      <text:p text:style-name="P12"><text:soft-page-break/>E<text:span text:style-name="T1">D</text:span>CUATION MODULE</text:p>
      <text:p text:style-name="P2"/>
      <text:p text:style-name="P3">framework used is hive </text:p>
      <text:p text:style-name="P3"/>
      <text:p text:style-name="P3">1.)check which age group is educated the most caluculate the average income of those and see if their income is highest or average income of people who are least educated <text:s/>find the differnce %?(eliminating childern) </text:p>
      <text:p text:style-name="P3"/>
      <text:p text:style-name="P3">use myproject5; </text:p>
      <text:p text:style-name="P3">drop table education; </text:p>
      <text:p text:style-name="P3">drop table educationgrouping; </text:p>
      <text:p text:style-name="P3">drop view group1; </text:p>
      <text:p text:style-name="P3">drop view group2; </text:p>
      <text:p text:style-name="P3">drop view group3; </text:p>
      <text:p text:style-name="P3">drop view group4; </text:p>
      <text:p text:style-name="P3"/>
      <text:p text:style-name="P3">--creating table for choosing only columns we required </text:p>
      <text:p text:style-name="P3"/>
      <text:p text:style-name="P3">create table education(ageofpeople int,edcuationstatus string) </text:p>
      <text:p text:style-name="P3">row format delimited </text:p>
      <text:p text:style-name="P3">fields terminated by ',' </text:p>
      <text:p text:style-name="P3">stored as textfile; </text:p>
      <text:p text:style-name="P3">--inserting the data into the table </text:p>
      <text:p text:style-name="P3">insert overwrite table education select age,education from censusdata where age &gt;14 and age&lt;80; </text:p>
      <text:p text:style-name="P3">select ageofpeople,edcuationstatus,count(*) as mark from education where edcuationstatus='Doctorate degree(PhD EdD)' or edcuationstatus='Masters degree(MA MS MEng MEd MSW MBA)' group by edcuationstatus,ageofpeople order by mark desc limit 1; </text:p>
      <text:p text:style-name="P3"/>
      <text:p text:style-name="P3">output:41<text:tab/>Masters degree(MA MS MEng MEd MSW MBA)<text:tab/>715 </text:p>
      <text:p text:style-name="P3"/>
      <text:p text:style-name="P3">--creating another table for finding the educated people for age groups </text:p>
      <text:p text:style-name="P3"/>
      <text:p text:style-name="P3">create table educationgrouping(ageofpeople int,edcuationstatus string,numberofpeople int) </text:p>
      <text:p text:style-name="P3">row format delimited </text:p>
      <text:p text:style-name="P3">fields terminated by ',' </text:p>
      <text:p text:style-name="P3">stored as textfile; </text:p>
      <text:p text:style-name="P3"/>
      <text:p text:style-name="P3"/>
      <text:p text:style-name="P2">--insertion of data </text:p>
      <text:p text:style-name="P2"/>
      <text:p text:style-name="P2">insert overwrite table educationgrouping select ageofpeople,edcuationstatus,count(*) as mark from education where edcuationstatus='Doctorate degree(PhD EdD)' or edcuationstatus='Masters degree(MA MS MEng MEd MSW MBA)' group by edcuationstatus,ageofpeople; </text:p>
      <text:p text:style-name="P2">create view group1 as select sum(numberofpeople),1 as agegroup14 from educationgrouping where ageofpeople&gt;=14 and ageofpeople&lt;20; </text:p>
      <text:p text:style-name="P2">create view group2 as select sum(numberofpeople),1 as agegroup20 from educationgrouping where ageofpeople&gt;=20 and ageofpeople&lt;40; </text:p>
      <text:p text:style-name="P2">create view group3 as select sum(numberofpeople),1 as agegroup40 from educationgrouping where ageofpeople&gt;=40 and ageofpeople&lt;60; </text:p>
      <text:p text:style-name="P2">create view group4 as select sum(numberofpeople),1 as agegroup60 from educationgrouping where ageofpeople&gt;=60 and ageofpeople&lt;80; </text:p>
      <text:p text:style-name="P2">select * from group1 a join group2 b on a.agegroup14=b.agegroup20 join group3 c on <text:soft-page-break/>c.agegroup40=b.agegroup20 <text:s/>join group4 d where d.agegroup60=c.agegroup40; </text:p>
      <text:p text:style-name="P2"/>
      <text:p text:style-name="P2">output:NULL<text:tab/>7186<text:tab/>12249<text:tab/>3549 </text:p>
      <text:p text:style-name="P2"/>
      <text:p text:style-name="P2">drop view average1; </text:p>
      <text:p text:style-name="P2">drop view average2; </text:p>
      <text:p text:style-name="P2">drop view average3; </text:p>
      <text:p text:style-name="P2">create view average1 as select round(avg(income),2) as testforaverage,1 as averagefor40 <text:s/>from <text:s/>censusdata where age&gt;=40 and age&lt;60; </text:p>
      <text:p text:style-name="P2">create view average2 as select round(avg(income),2)as testforaverage1,1 as averagefor20 <text:s/>from <text:s/>censusdata where age&gt;=20 and age&lt;40; </text:p>
      <text:p text:style-name="P2"/>
      <text:p text:style-name="P2">--FOR INCOME WITHLOWEDUCATED ELIMINATING SENIOR CITIZENS </text:p>
      <text:p text:style-name="P2"/>
      <text:p text:style-name="P2">create view average3 as select round(avg(income),2)as testforaverage2,1 as averageforsenior <text:s/>from <text:s/>censusdata where education='Less than 1st grade'; </text:p>
      <text:p text:style-name="P2">select * from average1,average2,average3; </text:p>
      <text:p text:style-name="P2"/>
      <text:p text:style-name="P2">output:1738.46<text:tab/>1811.35<text:tab/>1771.34 </text:p>
      <text:p text:style-name="P2"/>
      <text:p text:style-name="P2">select round((testforaverage2-testforaverage)*100/testforaverage,2) from average1 a,average3 b where a.averagefor40=b.averageforsenior; </text:p>
      <text:p text:style-name="P2"/>
      <text:p text:style-name="P2">output:1.89 difference of percentage of incom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framework used is pig </text:p>
      <text:p text:style-name="P2"/>
      <text:p text:style-name="P2">loadingdata = load '/home/hduser/dataforjava' using PigStorage(',') as (age : int,eductaion : chararray,martialstatus : chararray,gender : chararray,taxfilerstatus : chararray,income : double,parents : chararray,countryofbirth : chararray,citizenship : chararray,weekworked : int); </text:p>
      <text:p text:style-name="P2"/>
      <text:p text:style-name="P2">highesteducation = filter loadingdata by eductaion=='Masters degree(MA MS MEng MEd MSW MBA)' or eductaion=='Doctorate degree(PhD EdD)'; </text:p>
      <text:p text:style-name="P2"/>
      <text:p text:style-name="P2">agegroup1 = filter highesteducation by age&gt;14 and age&lt;20; </text:p>
      <text:p text:style-name="P2"/>
      <text:p text:style-name="P2">agegroup2 = filter highesteducation by age&gt;=20 and age&lt;40; </text:p>
      <text:p text:style-name="P2"/>
      <text:p text:style-name="P2">agegroup3 = filter highesteducation by age&gt;=40 and age&lt;60; </text:p>
      <text:p text:style-name="P2"/>
      <text:p text:style-name="P2">agegroup4 = filter highesteducation by age&gt;=60 and age&lt;80; </text:p>
      <text:p text:style-name="P2"/>
      <text:p text:style-name="P2">countingpeople1 = group agegroup1 all; </text:p>
      <text:p text:style-name="P2"/>
      <text:p text:style-name="P2">countingpeople2 = group agegroup2 all; </text:p>
      <text:p text:style-name="P2"/>
      <text:p text:style-name="P2">countingpeople3 = group agegroup3 all; </text:p>
      <text:p text:style-name="P2"/>
      <text:p text:style-name="P2">countingpeople4 = group agegroup4 all; </text:p>
      <text:p text:style-name="P2"/>
      <text:p text:style-name="P2">generatingcount1 = foreach countingpeople1 generate COUNT(agegroup1) as numberofpeople1; </text:p>
      <text:p text:style-name="P2"/>
      <text:p text:style-name="P2">generatingcount2 = foreach countingpeople2 generate COUNT(agegroup2) as numberofpeople2; </text:p>
      <text:p text:style-name="P2"/>
      <text:p text:style-name="P2">generatingcount3 = foreach countingpeople3 generate COUNT(agegroup3) as numberofpeople3; </text:p>
      <text:p text:style-name="P2"/>
      <text:p text:style-name="P2">generatingcount4 = foreach countingpeople4 generate COUNT(agegroup4) as numberofpeople4; <text:s/></text:p>
      <text:p text:style-name="P2"/>
      <text:p text:style-name="P2">caluculatingincome = group agegroup3 all; </text:p>
      <text:p text:style-name="P2"/>
      <text:p text:style-name="P2">averageincomeofhighestedu = foreach caluculatingincome generate group as ROUND(AVG(agegroup3.income)) as averageofagegroup; </text:p>
      <text:p text:style-name="P2"/>
      <text:p text:style-name="P2">findingpeoplelowincome = filter loadingdata by <text:s/>eductaion=='Less than 1st grade' and age&gt;14; </text:p>
      <text:p text:style-name="P2"/>
      <text:p text:style-name="P2">averageincomeleast = group findingpeoplelowincome all; </text:p>
      <text:p text:style-name="P2"/>
      <text:p text:style-name="P2">calaverageincomeleast = foreach averageincomeleast generate ROUND(AVG(findingpeoplelowincome.income)) as requiredaverage; </text:p>
      <text:p text:style-name="P2"/>
      <text:p text:style-name="P2">percentagebagg = foreach calaverageincomeleast generate calaverageincomeleast.requiredaverage,(calaverageincomeleast.requiredaverage-averageincomeofhighestedu.averageofagegroup)*100/averageincomeofhighestedu.averageofagegroup; </text:p>
      <text:p text:style-name="P2"/>
      <text:p text:style-name="P2"/>
      <text:p text:style-name="P2"><text:soft-page-break/>frame work used mapreduce: </text:p>
      <text:p text:style-name="P2"/>
      <text:p text:style-name="P2">package firstquery; </text:p>
      <text:p text:style-name="P2"/>
      <text:p text:style-name="P2">import java.io.IOException; </text:p>
      <text:p text:style-name="P2"/>
      <text:p text:style-name="P2">import org.apache.hadoop.conf.Configuration; </text:p>
      <text:p text:style-name="P2">import org.apache.hadoop.fs.Path; </text:p>
      <text:p text:style-name="P2">import org.apache.hadoop.io.IntWritable; </text:p>
      <text:p text:style-name="P2">import org.apache.hadoop.io.LongWritable; </text:p>
      <text:p text:style-name="P2">import org.apache.hadoop.io.Text; </text:p>
      <text:p text:style-name="P2">import org.apache.hadoop.mapreduce.lib.output.FileOutputFormat; </text:p>
      <text:p text:style-name="P2">import org.apache.hadoop.mapreduce.Job; </text:p>
      <text:p text:style-name="P2">import org.apache.hadoop.mapreduce.Mapper; </text:p>
      <text:p text:style-name="P2">import org.apache.hadoop.mapreduce.Partitioner; </text:p>
      <text:p text:style-name="P2">import org.apache.hadoop.mapreduce.Reducer; </text:p>
      <text:p text:style-name="P2">import org.apache.hadoop.mapreduce.lib.input.FileInputFormat; </text:p>
      <text:p text:style-name="P2"/>
      <text:p text:style-name="P2">public class Checkingagegroup { </text:p>
      <text:p text:style-name="P2"/>
      <text:p text:style-name="P2"><text:tab/>public static class Mymapper1 extends </text:p>
      <text:p text:style-name="P2"><text:tab/><text:tab/><text:tab/>Mapper&lt;LongWritable, Text, Text,Text&gt; { </text:p>
      <text:p text:style-name="P2"><text:tab/><text:tab/>protected void map(LongWritable key, Text value, Context context) </text:p>
      <text:p text:style-name="P2"><text:tab/><text:tab/><text:tab/><text:tab/>throws IOException, InterruptedException { </text:p>
      <text:p text:style-name="P2"><text:tab/><text:tab/><text:tab/>String[] columns = value.toString().split(","); </text:p>
      <text:p text:style-name="P2"><text:tab/><text:tab/><text:tab/>if (columns[1].equals("Doctorate degree(PhD EdD)")) { </text:p>
      <text:p text:style-name="P2"><text:tab/><text:tab/><text:tab/><text:tab/>context.write(new Text("highesteducationlevel"), new Text(columns[0]+","+"1")); </text:p>
      <text:p text:style-name="P2"><text:tab/><text:tab/><text:tab/>} </text:p>
      <text:p text:style-name="P2"><text:tab/><text:tab/><text:tab/>if (columns[1].equals("Masters degree(MA MS MEng MEd MSW MBA)")) { </text:p>
      <text:p text:style-name="P2"><text:tab/><text:tab/><text:tab/><text:tab/>context.write(new Text("highesteducationlevel"), new Text(columns[0]+","+"1")); </text:p>
      <text:p text:style-name="P2"><text:tab/><text:tab/><text:tab/>} </text:p>
      <text:p text:style-name="P2"><text:tab/><text:tab/>} </text:p>
      <text:p text:style-name="P2"><text:tab/>} </text:p>
      <text:p text:style-name="P2"/>
      <text:p text:style-name="P2"><text:tab/>public static class Myreducer1 extends </text:p>
      <text:p text:style-name="P2"><text:tab/><text:tab/><text:tab/>Reducer&lt;Text, Text, Text, IntWritable&gt; { </text:p>
      <text:p text:style-name="P2"><text:tab/><text:tab/>protected void reduce(Text key, Iterable&lt;Text&gt; values, Context context) </text:p>
      <text:p text:style-name="P2"><text:tab/><text:tab/><text:tab/><text:tab/>throws IOException, InterruptedException { </text:p>
      <text:p text:style-name="P2"><text:tab/><text:tab/><text:tab/>int count=0; </text:p>
      <text:p text:style-name="P2"><text:tab/><text:tab/><text:tab/>for(Text valu:values){ </text:p>
      <text:p text:style-name="P2"><text:s text:c="8"/><text:tab/>String[] retreive=valu.toString().split(","); </text:p>
      <text:p text:style-name="P2"><text:s text:c="12"/>int count1=Integer.parseInt(retreive[1]); </text:p>
      <text:p text:style-name="P2"><text:tab/><text:tab/><text:tab/>count=count+count1; </text:p>
      <text:p text:style-name="P2"><text:tab/><text:tab/><text:tab/>} </text:p>
      <text:p text:style-name="P2"><text:s text:c="10"/>context.write(key,new IntWritable(count)); </text:p>
      <text:p text:style-name="P2"><text:tab/><text:tab/>} </text:p>
      <text:p text:style-name="P2"><text:tab/>} </text:p>
      <text:p text:style-name="P2"/>
      <text:p text:style-name="P2"><text:tab/>public static class Mypartitioner extends Partitioner&lt;Text, Text&gt; { </text:p>
      <text:p text:style-name="P2"><text:soft-page-break/><text:tab/><text:tab/>@Override </text:p>
      <text:p text:style-name="P2"><text:tab/><text:tab/>public int getPartition(Text age, Text arg1, int arg2) { </text:p>
      <text:p text:style-name="P2"><text:tab/><text:tab/><text:tab/>int returnpartition = 0; </text:p>
      <text:p text:style-name="P2"><text:tab/><text:tab/><text:tab/>String[] ageverify=arg1.toString().split(","); </text:p>
      <text:p text:style-name="P2"><text:tab/><text:tab/><text:tab/>int ageverify1=Integer.parseInt(ageverify[0]); </text:p>
      <text:p text:style-name="P2"><text:tab/><text:tab/><text:tab/>if (ageverify1 &gt; 14 &amp;&amp; ageverify1 &lt; 20) { </text:p>
      <text:p text:style-name="P2"><text:tab/><text:tab/><text:tab/><text:tab/>returnpartition = 0; </text:p>
      <text:p text:style-name="P2"><text:tab/><text:tab/><text:tab/>} else if (ageverify1 &gt;= 20 &amp;&amp; ageverify1 &lt; 40) { </text:p>
      <text:p text:style-name="P2"><text:tab/><text:tab/><text:tab/><text:tab/>returnpartition = 1; </text:p>
      <text:p text:style-name="P2"><text:tab/><text:tab/><text:tab/>} else if (ageverify1 &gt;= 40 &amp;&amp; ageverify1 &lt; 60) { </text:p>
      <text:p text:style-name="P2"><text:tab/><text:tab/><text:tab/><text:tab/>returnpartition = 2; </text:p>
      <text:p text:style-name="P2"><text:tab/><text:tab/><text:tab/>} else if (ageverify1 &gt;= 60 &amp;&amp; ageverify1 &lt; 80) { </text:p>
      <text:p text:style-name="P2"><text:tab/><text:tab/><text:tab/><text:tab/>returnpartition = 3; </text:p>
      <text:p text:style-name="P2"><text:tab/><text:tab/><text:tab/>} </text:p>
      <text:p text:style-name="P2"><text:tab/><text:tab/><text:tab/>return returnpartition; </text:p>
      <text:p text:style-name="P2"><text:tab/><text:tab/>} </text:p>
      <text:p text:style-name="P2"><text:tab/>} </text:p>
      <text:p text:style-name="P2"/>
      <text:p text:style-name="P2"><text:tab/>public static void main(String[] args) throws IOException, </text:p>
      <text:p text:style-name="P2"><text:tab/><text:tab/><text:tab/>ClassNotFoundException, InterruptedException { </text:p>
      <text:p text:style-name="P2"><text:tab/><text:tab/>Configuration conf = new Configuration(); </text:p>
      <text:p text:style-name="P2"><text:tab/><text:tab/>Job job = Job.getInstance(conf); </text:p>
      <text:p text:style-name="P2"><text:tab/><text:tab/>job.setJarByClass(Checkingagegroup.class); </text:p>
      <text:p text:style-name="P2"><text:tab/><text:tab/>job.setMapperClass(Mymapper1.class); </text:p>
      <text:p text:style-name="P2"><text:tab/><text:tab/>job.setMapOutputKeyClass(Text.class); </text:p>
      <text:p text:style-name="P2"><text:tab/><text:tab/>job.setMapOutputValueClass(Text.class); </text:p>
      <text:p text:style-name="P2"><text:tab/><text:tab/>job.setNumReduceTasks(4); </text:p>
      <text:p text:style-name="P2"><text:tab/><text:tab/>job.setReducerClass(Myreducer1.class); </text:p>
      <text:p text:style-name="P2"><text:tab/><text:tab/>job.setPartitionerClass(Mypartitioner.class); </text:p>
      <text:p text:style-name="P2"><text:tab/><text:tab/>FileInputFormat.addInputPath(job, new Path("/dataforjava")); </text:p>
      <text:p text:style-name="P2"><text:tab/><text:tab/>FileOutputFormat.setOutputPath(job, new Path(args[0])); </text:p>
      <text:p text:style-name="P2"><text:tab/><text:tab/>job.waitForCompletion(true); </text:p>
      <text:p text:style-name="P2"/>
      <text:p text:style-name="P2"><text:tab/>} </text:p>
      <text:p text:style-name="P2"/>
      <text:p text:style-name="P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ackage firstquery; </text:p>
      <text:p text:style-name="P2"/>
      <text:p text:style-name="P2">import java.io.IOException; </text:p>
      <text:p text:style-name="P2"/>
      <text:p text:style-name="P2">import org.apache.hadoop.conf.Configuration; </text:p>
      <text:p text:style-name="P2">import org.apache.hadoop.fs.Path; </text:p>
      <text:p text:style-name="P2">import org.apache.hadoop.io.DoubleWritable; </text:p>
      <text:p text:style-name="P2">import org.apache.hadoop.io.LongWritable; </text:p>
      <text:p text:style-name="P2">import org.apache.hadoop.io.Text; </text:p>
      <text:p text:style-name="P2">import org.apache.hadoop.mapreduce.lib.output.FileOutputFormat; </text:p>
      <text:p text:style-name="P2">import org.apache.hadoop.mapreduce.Job; </text:p>
      <text:p text:style-name="P2">import org.apache.hadoop.mapreduce.Mapper; </text:p>
      <text:p text:style-name="P2">import org.apache.hadoop.mapreduce.Reducer; </text:p>
      <text:p text:style-name="P2">import org.apache.hadoop.mapreduce.lib.input.FileInputFormat; </text:p>
      <text:p text:style-name="P2"/>
      <text:p text:style-name="P2">public class Highesteducatedgroup { </text:p>
      <text:p text:style-name="P2"/>
      <text:p text:style-name="P2"><text:tab/>public static class Mymapper1 extends </text:p>
      <text:p text:style-name="P2"><text:tab/><text:tab/><text:tab/>Mapper&lt;LongWritable, Text, Text, Text&gt; { </text:p>
      <text:p text:style-name="P2"><text:tab/><text:tab/>protected void map(LongWritable key, Text value, Context context) </text:p>
      <text:p text:style-name="P2"><text:tab/><text:tab/><text:tab/><text:tab/>throws IOException, InterruptedException { </text:p>
      <text:p text:style-name="P2"><text:tab/><text:tab/><text:tab/>String[] columns = value.toString().split(","); </text:p>
      <text:p text:style-name="P2"><text:tab/><text:tab/><text:tab/>if (Integer.parseInt(columns[0]) &gt;= 40 </text:p>
      <text:p text:style-name="P2"><text:tab/><text:tab/><text:tab/><text:tab/><text:tab/>&amp;&amp; Integer.parseInt(columns[0]) &lt; 60) { </text:p>
      <text:p text:style-name="P2"><text:tab/><text:tab/><text:tab/><text:tab/>if (columns[1].equals("Doctorate degree(PhD EdD)")) { </text:p>
      <text:p text:style-name="P2"><text:tab/><text:tab/><text:tab/><text:tab/><text:tab/>context.write(new Text("highesteducation"), new Text( </text:p>
      <text:p text:style-name="P2"><text:tab/><text:tab/><text:tab/><text:tab/><text:tab/><text:tab/><text:tab/>columns[5])); </text:p>
      <text:p text:style-name="P2"><text:tab/><text:tab/><text:tab/><text:tab/>} </text:p>
      <text:p text:style-name="P2"><text:tab/><text:tab/><text:tab/><text:tab/>if (columns[1].equals("Masters degree(MA MS MEng MEd MSW MBA)")) { </text:p>
      <text:p text:style-name="P2"><text:tab/><text:tab/><text:tab/><text:tab/><text:tab/>context.write(new Text("highesteducation"), new Text( </text:p>
      <text:p text:style-name="P2"><text:tab/><text:tab/><text:tab/><text:tab/><text:tab/><text:tab/><text:tab/>columns[5])); </text:p>
      <text:p text:style-name="P2"><text:tab/><text:tab/><text:tab/><text:tab/>} </text:p>
      <text:p text:style-name="P2"><text:tab/><text:tab/><text:tab/>} </text:p>
      <text:p text:style-name="P2"><text:tab/><text:tab/><text:tab/>if (columns[1].equals("Less than 1st grade")) { </text:p>
      <text:p text:style-name="P2"><text:tab/><text:tab/><text:tab/><text:tab/>context.write(new Text(columns[1]), new Text(columns[5])); </text:p>
      <text:p text:style-name="P2"><text:tab/><text:tab/><text:tab/>} </text:p>
      <text:p text:style-name="P2"><text:tab/><text:tab/>} </text:p>
      <text:p text:style-name="P2"/>
      <text:p text:style-name="P2"><text:tab/>} </text:p>
      <text:p text:style-name="P2"/>
      <text:p text:style-name="P2"><text:tab/>public static class Myreducer1 extends </text:p>
      <text:p text:style-name="P2"><text:tab/><text:tab/><text:tab/>Reducer&lt;Text, Text, Text, DoubleWritable&gt; { </text:p>
      <text:p text:style-name="P2"><text:tab/><text:tab/>protected void reduce(Text key, Iterable&lt;Text&gt; values, Context context) </text:p>
      <text:p text:style-name="P2"><text:tab/><text:tab/><text:tab/><text:tab/>throws IOException, InterruptedException { </text:p>
      <text:p text:style-name="P2"><text:tab/><text:tab/><text:tab/>int count = 0; </text:p>
      <text:p text:style-name="P2"><text:tab/><text:tab/><text:tab/>double totalsum = 0; </text:p>
      <text:p text:style-name="P2"><text:tab/><text:tab/><text:tab/>double average = 0; </text:p>
      <text:p text:style-name="P2"><text:tab/><text:tab/><text:tab/>for (Text retreive : values) { </text:p>
      <text:p text:style-name="P2"><text:tab/><text:tab/><text:tab/><text:tab/>String foraverage = retreive.toString(); </text:p>
      <text:p text:style-name="P2"><text:tab/><text:tab/><text:tab/><text:tab/>double averagecalucluation = Double.parseDouble(foraverage); </text:p>
      <text:p text:style-name="P2"><text:tab/><text:tab/><text:tab/><text:tab/>totalsum = totalsum + averagecalucluation; </text:p>
      <text:p text:style-name="P2"><text:soft-page-break/><text:tab/><text:tab/><text:tab/><text:tab/>count++; </text:p>
      <text:p text:style-name="P2"><text:tab/><text:tab/><text:tab/>} </text:p>
      <text:p text:style-name="P2"><text:tab/><text:tab/><text:tab/>average = totalsum / count; </text:p>
      <text:p text:style-name="P2"><text:tab/><text:tab/><text:tab/>context.write(new Text(key), new DoubleWritable(average)); </text:p>
      <text:p text:style-name="P2"><text:tab/><text:tab/>} </text:p>
      <text:p text:style-name="P2"/>
      <text:p text:style-name="P2"><text:tab/>} </text:p>
      <text:p text:style-name="P2"/>
      <text:p text:style-name="P2"><text:tab/>public static void main(String[] args) throws IOException, </text:p>
      <text:p text:style-name="P2"><text:tab/><text:tab/><text:tab/>ClassNotFoundException, InterruptedException { </text:p>
      <text:p text:style-name="P2"><text:tab/><text:tab/>Configuration conf = new Configuration(); </text:p>
      <text:p text:style-name="P2"><text:tab/><text:tab/>Job job = Job.getInstance(conf); </text:p>
      <text:p text:style-name="P2"><text:tab/><text:tab/>job.setJarByClass(Highesteducatedgroup.class); </text:p>
      <text:p text:style-name="P2"><text:tab/><text:tab/>job.setMapperClass(Mymapper1.class); </text:p>
      <text:p text:style-name="P2"><text:tab/><text:tab/>job.setMapOutputKeyClass(Text.class); </text:p>
      <text:p text:style-name="P2"><text:tab/><text:tab/>job.setMapOutputValueClass(Text.class); </text:p>
      <text:p text:style-name="P2"><text:tab/><text:tab/>job.setReducerClass(Myreducer1.class); </text:p>
      <text:p text:style-name="P2"><text:tab/><text:tab/>FileInputFormat.addInputPath(job, new Path("/dataforjava")); </text:p>
      <text:p text:style-name="P2"><text:tab/><text:tab/>FileOutputFormat.setOutputPath(job, new Path(args[0])); </text:p>
      <text:p text:style-name="P2"><text:tab/><text:tab/>job.waitForCompletion(true); </text:p>
      <text:p text:style-name="P2"><text:tab/>} </text:p>
      <text:p text:style-name="P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xFile Module: </text:p>
      <text:p text:style-name="P2"/>
      <text:p text:style-name="P4">1)details of top 10 taxpayers acc to income and weeks worked and finding their average income </text:p>
      <text:p text:style-name="P4"/>
      <text:p text:style-name="P13">framework used is hive</text:p>
      <text:p text:style-name="P5">select avg(a.income) from (select income,maritalstatus,education,weeksworked from censusdata</text:p>
      <text:p text:style-name="P5"><text:span text:style-name="T7">where taxfilerstatus!='Nonfiler'</text:span> <text:s/>order by income desc limit 10) as a; </text:p>
      <text:p text:style-name="P2"/>
      <text:p text:style-name="P14">OUTPUT:</text:p>
      <text:p text:style-name="P6"><text:span text:style-name="T8">12805.23</text:span> </text:p>
      <text:p text:style-name="P2"/>
      <text:p text:style-name="P2"/>
      <text:p text:style-name="P2"/>
      <text:p text:style-name="P2"/>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frame work used is pig</text:p>
      <text:p text:style-name="P2">loadingdata = load '/home/hduser/dataforjava' using PigStorage(',') as (age : int,education : chararray,martialstatus : chararray,gender : chararray,taxfilerstatus : chararray,income : double,parents : chararray,countryofbirth : chararray,citizenship : chararray,weekworked : int); </text:p>
      <text:p text:style-name="P2"/>
      <text:p text:style-name="P2">findingtaxfiler = filter loadingdata by taxfilerstatus!='Nonfiler'; </text:p>
      <text:p text:style-name="P2"/>
      <text:p text:style-name="P2">toptentaxfilers = order findingtaxfiler by income desc; </text:p>
      <text:p text:style-name="P2"/>
      <text:p text:style-name="P2">limitingtotopten = limit toptentaxfilers 10; </text:p>
      <text:p text:style-name="P2"/>
      <text:p text:style-name="P2">foraverage = group limitingtotopten all; </text:p>
      <text:p text:style-name="P2"/>
      <text:p text:style-name="P2">findingaverage = foreach foraverage generate ROUND_TO(AVG(limitingtotopten.income),2) as averagetop;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framework used mapreduce:</text:p>
      <text:p text:style-name="P16"/>
      <text:p text:style-name="P17">for <text:span text:style-name="T9">finding average of </text:span>top 10 taxfilers</text:p>
      <text:p text:style-name="P1"/>
      <text:p text:style-name="P1">import java.io.IOException;</text:p>
      <text:p text:style-name="P1">import org.apache.hadoop.conf.Configuration;</text:p>
      <text:p text:style-name="P1">import org.apache.hadoop.fs.Path;</text:p>
      <text:p text:style-name="P1">import org.apache.hadoop.io.DoubleWritable;</text:p>
      <text:p text:style-name="P1">import org.apache.hadoop.io.LongWritable;</text:p>
      <text:p text:style-name="P1">import org.apache.hadoop.io.Text;</text:p>
      <text:p text:style-name="P1">import org.apache.hadoop.mapreduce.lib.output.FileOutputFormat;</text:p>
      <text:p text:style-name="P1">import org.apache.hadoop.mapreduce.Job;</text:p>
      <text:p text:style-name="P1">import org.apache.hadoop.mapreduce.Mapper;</text:p>
      <text:p text:style-name="P1">import org.apache.hadoop.mapreduce.Reducer;</text:p>
      <text:p text:style-name="P1">import org.apache.hadoop.mapreduce.lib.input.FileInputFormat;</text:p>
      <text:p text:style-name="P1"/>
      <text:p text:style-name="P1">public class Taxtop10 {</text:p>
      <text:p text:style-name="P1"><text:tab/>public static class Mymapper1 extends</text:p>
      <text:p text:style-name="P1"><text:tab/><text:tab/><text:tab/>Mapper&lt;LongWritable, Text, Text, Text&gt; {</text:p>
      <text:p text:style-name="P1"><text:tab/><text:tab/>protected void map(LongWritable key, Text value, Context context)</text:p>
      <text:p text:style-name="P1"><text:tab/><text:tab/><text:tab/><text:tab/>throws IOException, InterruptedException {</text:p>
      <text:p text:style-name="P1"><text:tab/><text:tab/><text:tab/>String[] str = value.toString().split(",");</text:p>
      <text:p text:style-name="P1"><text:tab/><text:tab/><text:tab/>if (!str[4].equals("Nonfiler")) {</text:p>
      <text:p text:style-name="P1"><text:tab/><text:tab/><text:tab/><text:tab/>context.write(new Text("all"), value);</text:p>
      <text:p text:style-name="P1"><text:tab/><text:tab/><text:tab/>}</text:p>
      <text:p text:style-name="P1"><text:tab/><text:tab/>}</text:p>
      <text:p text:style-name="P1"><text:tab/>}</text:p>
      <text:p text:style-name="P1"/>
      <text:p text:style-name="P1"><text:tab/>public static class Myreducer1 extends</text:p>
      <text:p text:style-name="P1"><text:tab/><text:tab/><text:tab/>Reducer&lt;Text, Text, Text, DoubleWritable&gt; {</text:p>
      <text:p text:style-name="P1"><text:tab/><text:tab/>double[] top10 = new double[10];</text:p>
      <text:p text:style-name="P1"><text:tab/><text:tab/>int counter = 0;</text:p>
      <text:p text:style-name="P1"/>
      <text:p text:style-name="P1"><text:tab/><text:tab/>protected void reduce(Text key, Iterable&lt;Text&gt; values, Context context)</text:p>
      <text:p text:style-name="P1"><text:tab/><text:tab/><text:tab/><text:tab/>throws IOException, InterruptedException {</text:p>
      <text:p text:style-name="P1"><text:tab/><text:tab/><text:tab/>for (Text value : values) {</text:p>
      <text:p text:style-name="P1"><text:tab/><text:tab/><text:tab/><text:tab/>String[] str = value.toString().split(",");</text:p>
      <text:p text:style-name="P1"><text:tab/><text:tab/><text:tab/><text:tab/>double dtr = Double.parseDouble(str[5]);</text:p>
      <text:p text:style-name="P1"><text:tab/><text:tab/><text:tab/><text:tab/>if (top10[0] &lt; dtr) {</text:p>
      <text:p text:style-name="P1"><text:tab/><text:tab/><text:tab/><text:tab/><text:tab/>top10[0] = dtr;</text:p>
      <text:p text:style-name="P1"><text:tab/><text:tab/><text:tab/><text:tab/>}</text:p>
      <text:p text:style-name="P1"><text:tab/><text:tab/><text:tab/><text:tab/>for (int i = 0; i &lt; top10.length; i++) {</text:p>
      <text:p text:style-name="P1"><text:tab/><text:tab/><text:tab/><text:tab/><text:tab/>for (int j = 0; j &lt; top10.length - 1; j++) {</text:p>
      <text:p text:style-name="P1"><text:tab/><text:tab/><text:tab/><text:tab/><text:tab/><text:tab/>if (top10[j] &gt; top10[j + 1]) {</text:p>
      <text:p text:style-name="P1"><text:tab/><text:tab/><text:tab/><text:tab/><text:tab/><text:tab/><text:tab/>double dir1 = top10[j + 1];</text:p>
      <text:p text:style-name="P1"><text:tab/><text:tab/><text:tab/><text:tab/><text:tab/><text:tab/><text:tab/>top10[j + 1] = top10[j];</text:p>
      <text:p text:style-name="P1"><text:tab/><text:tab/><text:tab/><text:tab/><text:tab/><text:tab/><text:tab/>top10[j] = dir1;</text:p>
      <text:p text:style-name="P1"><text:tab/><text:tab/><text:tab/><text:tab/><text:tab/><text:tab/>}</text:p>
      <text:p text:style-name="P1"><text:tab/><text:tab/><text:tab/><text:tab/><text:tab/>}</text:p>
      <text:p text:style-name="P1"><text:tab/><text:tab/><text:tab/><text:tab/>}</text:p>
      <text:p text:style-name="P1"><text:tab/><text:tab/><text:tab/>}</text:p>
      <text:p text:style-name="P1"><text:tab/><text:tab/><text:tab/>double sumofincome=0;</text:p>
      <text:p text:style-name="P1"><text:soft-page-break/><text:tab/><text:tab/><text:tab/>for (int k = 0; k &lt; top10.length; k++) {</text:p>
      <text:p text:style-name="P1"><text:tab/><text:tab/><text:tab/><text:tab/>sumofincome+=top10[k];</text:p>
      <text:p text:style-name="P1"><text:tab/><text:tab/><text:tab/>}</text:p>
      <text:p text:style-name="P1"><text:tab/><text:tab/><text:tab/></text:p>
      <text:p text:style-name="P1"><text:tab/><text:tab/><text:tab/>double average=sumofincome/top10.length;</text:p>
      <text:p text:style-name="P1"><text:tab/><text:tab/><text:tab/>context.write(new Text("average income"), new DoubleWritable(</text:p>
      <text:p text:style-name="P1"><text:tab/><text:tab/><text:tab/><text:tab/><text:tab/>average));</text:p>
      <text:p text:style-name="P1"><text:tab/><text:tab/></text:p>
      <text:p text:style-name="P1"><text:tab/><text:tab/><text:tab/></text:p>
      <text:p text:style-name="P1"><text:tab/><text:tab/>}</text:p>
      <text:p text:style-name="P1"><text:tab/>}</text:p>
      <text:p text:style-name="P1"/>
      <text:p text:style-name="P1"><text:tab/>public static void main(String[] args) throws IOException,</text:p>
      <text:p text:style-name="P1"><text:tab/><text:tab/><text:tab/>ClassNotFoundException, InterruptedException {</text:p>
      <text:p text:style-name="P1"><text:tab/><text:tab/>Configuration conf = new Configuration();</text:p>
      <text:p text:style-name="P1"><text:tab/><text:tab/>Job job = Job.getInstance(conf);</text:p>
      <text:p text:style-name="P1"><text:tab/><text:tab/>job.setJarByClass(Taxtop10.class);</text:p>
      <text:p text:style-name="P1"><text:tab/><text:tab/>job.setMapperClass(Mymapper1.class);</text:p>
      <text:p text:style-name="P1"><text:tab/><text:tab/>job.setMapOutputKeyClass(Text.class);</text:p>
      <text:p text:style-name="P1"><text:tab/><text:tab/>job.setMapOutputValueClass(Text.class);</text:p>
      <text:p text:style-name="P1"><text:tab/><text:tab/>job.setReducerClass(Myreducer1.class);</text:p>
      <text:p text:style-name="P1"><text:tab/><text:tab/>FileInputFormat.addInputPath(job, new Path("/dataforjava"));</text:p>
      <text:p text:style-name="P1"><text:tab/><text:tab/>FileOutputFormat.setOutputPath(job, new Path(args[0]));</text:p>
      <text:p text:style-name="P1"><text:tab/><text:tab/>job.waitForCompletion(true);</text:p>
      <text:p text:style-name="P1"/>
      <text:p text:style-name="P1"><text:tab/>}</text:p>
      <text:p text:style-name="P1"/>
      <text:p text:style-name="P1">}</text:p>
      <text:p text:style-name="P1"/>
      <text:p text:style-name="P1">output:</text:p>
      <text:p text:style-name="P18">average income<text:tab/>12805.2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text:span text:style-name="T2">finding number of taxfiler who is </text:span><text:s/>male and educated </text:p>
      <text:p text:style-name="P2"/>
      <text:p text:style-name="P19">framework used is hive</text:p>
      <text:p text:style-name="P19"/>
      <text:p text:style-name="P21">select count(*) from censusdata where gender='Male'and taxfilerstatus!='Nonfiler' <text:s/>and (education!='Less then 1st Grade' or education!='Children' );</text:p>
      <text:p text:style-name="P22"/>
      <text:p text:style-name="P22">output:</text:p>
      <text:p text:style-name="P21"/>
      <text:p text:style-name="P21">18045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0">framework used is pig</text:p>
      <text:p text:style-name="P2"/>
      <text:p text:style-name="P2">loadingdata = load '/home/hduser/dataforjava' using PigStorage(',') as (age : int,education : chararray,martialstatus : chararray,gender : chararray,taxfilerstatus : chararray,income : double,parents : chararray,countryofbirth : chararray,citizenship : chararray,weekworked : int); </text:p>
      <text:p text:style-name="P2"/>
      <text:p text:style-name="P7">findingtaxfilergender = filter loadingdata by taxfilerstatus!='Nonfiler' and <text:span text:style-name="T13">(</text:span>education!='Less than 1st grade' <text:span text:style-name="T12">or </text:span>education!='<text:span text:style-name="T10">Children</text:span>'<text:span text:style-name="T13">)</text:span> <text:span text:style-name="T11">and gender=='Male'</text:span>; </text:p>
      <text:p text:style-name="P2"/>
      <text:p text:style-name="P23">forfindingall = group findingtaxfilergender all;</text:p>
      <text:p text:style-name="P2"/>
      <text:p text:style-name="P24">finalcountofmale = foreach forfindingall generate group,COUNT(findingtaxfilergender.gender) as finalcountoftaxfilers;</text:p>
      <text:p text:style-name="P2"><text:s/></text:p>
      <text:p text:style-name="P24">dump finalcountofma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framework used is mapreduce:</text:p>
      <text:p text:style-name="P1"/>
      <text:p text:style-name="P1">import java.io.IOException;</text:p>
      <text:p text:style-name="P1"/>
      <text:p text:style-name="P1"/>
      <text:p text:style-name="P1">import org.apache.hadoop.conf.Configuration;</text:p>
      <text:p text:style-name="P1">import org.apache.hadoop.fs.Path;</text:p>
      <text:p text:style-name="P1">import org.apache.hadoop.io.DoubleWritable;</text:p>
      <text:p text:style-name="P1">import org.apache.hadoop.io.IntWritable;</text:p>
      <text:p text:style-name="P1">import org.apache.hadoop.io.LongWritable;</text:p>
      <text:p text:style-name="P1">import org.apache.hadoop.io.Text;</text:p>
      <text:p text:style-name="P1">import org.apache.hadoop.mapreduce.lib.output.FileOutputFormat;</text:p>
      <text:p text:style-name="P1">import org.apache.hadoop.mapreduce.Job;</text:p>
      <text:p text:style-name="P1">import org.apache.hadoop.mapreduce.Mapper;</text:p>
      <text:p text:style-name="P1">import org.apache.hadoop.mapreduce.Reducer;</text:p>
      <text:p text:style-name="P1">import org.apache.hadoop.mapreduce.lib.input.FileInputFormat;</text:p>
      <text:p text:style-name="P1"/>
      <text:p text:style-name="P1">public class Taxfile4 {</text:p>
      <text:p text:style-name="P1"/>
      <text:p text:style-name="P1"/>
      <text:p text:style-name="P1"><text:tab/>public static class Mymapper1 extends</text:p>
      <text:p text:style-name="P1"><text:tab/><text:tab/><text:tab/>Mapper&lt;LongWritable, Text, Text, Text&gt; {</text:p>
      <text:p text:style-name="P1"><text:tab/><text:tab/>protected void map(LongWritable key, Text value, Context context)</text:p>
      <text:p text:style-name="P1"><text:tab/><text:tab/><text:tab/><text:tab/>throws IOException, InterruptedException {</text:p>
      <text:p text:style-name="P1"><text:tab/><text:tab/><text:tab/>String[] columns = value.toString().split(",");</text:p>
      <text:p text:style-name="P1"><text:tab/><text:tab/><text:tab/>if (!columns[4].equals("Nonfiler")&amp;&amp;(!columns[1].equals("Less then 1st Grade")||!columns[1].equals("Children"))&amp;&amp;</text:p>
      <text:p text:style-name="P1"><text:tab/><text:tab/><text:tab/><text:tab/><text:tab/>columns[3].equals("Male")){</text:p>
      <text:p text:style-name="P1"><text:tab/><text:tab/><text:tab/><text:tab/>context.write(new Text("all"),new Text("count"));</text:p>
      <text:p text:style-name="P1"><text:tab/><text:tab/><text:tab/>}</text:p>
      <text:p text:style-name="P1"><text:tab/><text:tab/>}</text:p>
      <text:p text:style-name="P1"><text:tab/>}</text:p>
      <text:p text:style-name="P1"><text:tab/>public static class Myreducer1 extends</text:p>
      <text:p text:style-name="P1"><text:tab/><text:tab/><text:tab/>Reducer&lt;Text, Text, Text, IntWritable&gt; {</text:p>
      <text:p text:style-name="P1"><text:tab/><text:tab/>protected void reduce(Text key, Iterable&lt;Text&gt; values, Context context)</text:p>
      <text:p text:style-name="P1"><text:tab/><text:tab/><text:tab/><text:tab/>throws IOException, InterruptedException {</text:p>
      <text:p text:style-name="P1"><text:tab/><text:tab/><text:tab/>int count = 0;</text:p>
      <text:p text:style-name="P1"><text:tab/><text:tab/><text:tab/>for (Text retreive : values) {</text:p>
      <text:p text:style-name="P1"><text:tab/><text:tab/><text:tab/><text:tab/>count++;</text:p>
      <text:p text:style-name="P1"><text:tab/><text:tab/><text:tab/>}</text:p>
      <text:p text:style-name="P1"><text:tab/><text:tab/><text:tab/>context.write(key, new IntWritable(count));</text:p>
      <text:p text:style-name="P1"><text:tab/><text:tab/>}</text:p>
      <text:p text:style-name="P1"/>
      <text:p text:style-name="P1"><text:tab/>}</text:p>
      <text:p text:style-name="P1"><text:tab/>public static void main(String[] args) throws IOException,</text:p>
      <text:p text:style-name="P1"><text:tab/><text:tab/><text:tab/>ClassNotFoundException, InterruptedException {</text:p>
      <text:p text:style-name="P1"><text:tab/><text:tab/>Configuration conf = new Configuration();</text:p>
      <text:p text:style-name="P1"><text:tab/><text:tab/>Job job = Job.getInstance(conf);</text:p>
      <text:p text:style-name="P1"><text:tab/><text:tab/>job.setJarByClass(Taxfile4.class);</text:p>
      <text:p text:style-name="P1"><text:tab/><text:tab/>job.setMapperClass(Mymapper1.class);</text:p>
      <text:p text:style-name="P1"><text:soft-page-break/><text:tab/><text:tab/>job.setMapOutputKeyClass(Text.class);</text:p>
      <text:p text:style-name="P1"><text:tab/><text:tab/>job.setMapOutputValueClass(Text.class);</text:p>
      <text:p text:style-name="P1"><text:tab/><text:tab/>job.setReducerClass(Myreducer1.class);</text:p>
      <text:p text:style-name="P1"><text:tab/><text:tab/>FileInputFormat.addInputPath(job, new Path("/dataforjava"));</text:p>
      <text:p text:style-name="P1"><text:tab/><text:tab/>FileOutputFormat.setOutputPath(job, new Path(args[0]));</text:p>
      <text:p text:style-name="P1"><text:tab/><text:tab/>job.waitForCompletion(true);</text:p>
      <text:p text:style-name="P1"><text:tab/>}</text:p>
      <text:p text:style-name="P1">}</text:p>
      <text:p text:style-name="P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3)taxfiler with same country <text:span text:style-name="T16">and married</text:span> and finding their count </text:p>
      <text:p text:style-name="P8"/>
      <text:p text:style-name="P8"><text:s/><text:span text:style-name="T3">framework used is hive:</text:span></text:p>
      <text:p text:style-name="P26"/>
      <text:p text:style-name="P27">select <text:span text:style-name="T14">count(*),countryofbirth</text:span> from censusdata <text:span text:style-name="T15">where taxfilerstatus!='Nonfiler' and maritalstatus!='Divorced' group by countryofbirth</text:span>;</text:p>
      <text:p text:style-name="P28">output:</text:p>
      <text:p text:style-name="P28"/>
      <text:p text:style-name="P28">6626<text:tab/>? </text:p>
      <text:p text:style-name="P28">140<text:tab/>Cambodia </text:p>
      <text:p text:style-name="P28">1444<text:tab/>Canada </text:p>
      <text:p text:style-name="P28">1029<text:tab/>China </text:p>
      <text:p text:style-name="P28">869<text:tab/>Columbia </text:p>
      <text:p text:style-name="P28">1604<text:tab/>Cuba </text:p>
      <text:p text:style-name="P28">1051<text:tab/>Dominican-Republic </text:p>
      <text:p text:style-name="P28">552<text:tab/>Ecuador </text:p>
      <text:p text:style-name="P28">1461<text:tab/>El-Salvador </text:p>
      <text:p text:style-name="P28">1021<text:tab/>England </text:p>
      <text:p text:style-name="P28">243<text:tab/>France </text:p>
      <text:p text:style-name="P28">1682<text:tab/>Germany </text:p>
      <text:p text:style-name="P28">344<text:tab/>Greece </text:p>
      <text:p text:style-name="P28">744<text:tab/>Guatemala </text:p>
      <text:p text:style-name="P28">465<text:tab/>Haiti </text:p>
      <text:p text:style-name="P28">42<text:tab/>Holand-Netherlands </text:p>
      <text:p text:style-name="P28">253<text:tab/>Honduras </text:p>
      <text:p text:style-name="P28">233<text:tab/>Hong Kong </text:p>
      <text:p text:style-name="P28">211<text:tab/>Hungary </text:p>
      <text:p text:style-name="P28">922<text:tab/>India </text:p>
      <text:p text:style-name="P28">385<text:tab/>Iran </text:p>
      <text:p text:style-name="P28">334<text:tab/>Ireland </text:p>
      <text:p text:style-name="P28">866<text:tab/>Italy </text:p>
      <text:p text:style-name="P28">696<text:tab/>Jamaica </text:p>
      <text:p text:style-name="P28">701<text:tab/>Japan </text:p>
      <text:p text:style-name="P28">169<text:tab/>Laos </text:p>
      <text:p text:style-name="P28">11753<text:tab/>Mexico </text:p>
      <text:p text:style-name="P28">415<text:tab/>Nicaragua </text:p>
      <text:p text:style-name="P28">173<text:tab/>Outlying-U S (Guam USVI etc) </text:p>
      <text:p text:style-name="P28">38<text:tab/>Panama </text:p>
      <text:p text:style-name="P28">536<text:tab/>Peru </text:p>
      <text:p text:style-name="P28">1973<text:tab/>Philippines </text:p>
      <text:p text:style-name="P28">916<text:tab/>Poland </text:p>
      <text:p text:style-name="P28">399<text:tab/>Portugal </text:p>
      <text:p text:style-name="P28">2070<text:tab/>Puerto-Rico </text:p>
      <text:p text:style-name="P28">171<text:tab/>Scotland </text:p>
      <text:p text:style-name="P28">786<text:tab/>South Korea </text:p>
      <text:p text:style-name="P28">444<text:tab/>Taiwan </text:p>
      <text:p text:style-name="P28">203<text:tab/>Thailand </text:p>
      <text:p text:style-name="P28">144<text:tab/>Trinadad&amp;Tobago </text:p>
      <text:p text:style-name="P28">296698<text:tab/>United-States </text:p>
      <text:p text:style-name="P28">657<text:tab/>Vietnam </text:p>
      <text:p text:style-name="P28">150<text:tab/>Yugoslavia </text:p>
      <text:p text:style-name="P20"><text:soft-page-break/>frame work used is pig</text:p>
      <text:p text:style-name="P2"/>
      <text:p text:style-name="P2">loadingdata = load '/home/hduser/dataforjava' using PigStorage(',') as (age : int,education : chararray,martialstatus : chararray,gender : chararray,taxfilerstatus : chararray,income : double,parents : chararray,countryofbirth : chararray,citizenship : chararray,weekworked : int); </text:p>
      <text:p text:style-name="P2"/>
      <text:p text:style-name="P2">findingtaxfilermarried = filter loadingdata by taxfilerstatus!='Nonfiler' and martialstatus!='Divorced'; </text:p>
      <text:p text:style-name="P2"/>
      <text:p text:style-name="P2">forfinding = group findingtaxfilermarried <text:span text:style-name="T17">by countryofbirth</text:span>; </text:p>
      <text:p text:style-name="P2"/>
      <text:p text:style-name="P2">finaalcount = foreach forfinding generate group,COUNT(findingtaxfilermarried.martialstatus) as finnalcounting; </text:p>
      <text:p text:style-name="P2"/>
      <text:p text:style-name="P29">dump finaalcou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text:soft-page-break/>mapreduce framework</text:p>
      <text:p text:style-name="P30"/>
      <text:p text:style-name="P1"/>
      <text:p text:style-name="P1">import java.io.IOException;</text:p>
      <text:p text:style-name="P1"/>
      <text:p text:style-name="P1"/>
      <text:p text:style-name="P1">import org.apache.hadoop.conf.Configuration;</text:p>
      <text:p text:style-name="P1">import org.apache.hadoop.fs.Path;</text:p>
      <text:p text:style-name="P1">import org.apache.hadoop.io.DoubleWritable;</text:p>
      <text:p text:style-name="P1">import org.apache.hadoop.io.IntWritable;</text:p>
      <text:p text:style-name="P1">import org.apache.hadoop.io.LongWritable;</text:p>
      <text:p text:style-name="P1">import org.apache.hadoop.io.Text;</text:p>
      <text:p text:style-name="P1">import org.apache.hadoop.mapreduce.lib.output.FileOutputFormat;</text:p>
      <text:p text:style-name="P1">import org.apache.hadoop.mapreduce.Job;</text:p>
      <text:p text:style-name="P1">import org.apache.hadoop.mapreduce.Mapper;</text:p>
      <text:p text:style-name="P1">import org.apache.hadoop.mapreduce.Reducer;</text:p>
      <text:p text:style-name="P1">import org.apache.hadoop.mapreduce.lib.input.FileInputFormat;</text:p>
      <text:p text:style-name="P1"/>
      <text:p text:style-name="P1">public class Taxfilermine {</text:p>
      <text:p text:style-name="P1"/>
      <text:p text:style-name="P1"/>
      <text:p text:style-name="P1"><text:tab/>public static class Mymapper1 extends</text:p>
      <text:p text:style-name="P1"><text:tab/><text:tab/><text:tab/>Mapper&lt;LongWritable, Text, Text, Text&gt; {</text:p>
      <text:p text:style-name="P1"><text:tab/><text:tab/>protected void map(LongWritable key, Text value, Context context)</text:p>
      <text:p text:style-name="P1"><text:tab/><text:tab/><text:tab/><text:tab/>throws IOException, InterruptedException {</text:p>
      <text:p text:style-name="P1"><text:tab/><text:tab/><text:tab/>String[] columns = value.toString().split(",");</text:p>
      <text:p text:style-name="P1"><text:tab/><text:tab/><text:tab/>if (!columns[4].equals("Nonfiler")&amp;&amp;!columns[2].equals("Divorced")){</text:p>
      <text:p text:style-name="P1"><text:tab/><text:tab/><text:tab/><text:tab/>context.write(new Text(columns[7]),new Text("count"));</text:p>
      <text:p text:style-name="P1"><text:tab/><text:tab/><text:tab/>}</text:p>
      <text:p text:style-name="P1"><text:tab/><text:tab/>}</text:p>
      <text:p text:style-name="P1"><text:tab/>}</text:p>
      <text:p text:style-name="P1"><text:tab/>public static class Myreducer1 extends</text:p>
      <text:p text:style-name="P1"><text:tab/><text:tab/><text:tab/>Reducer&lt;Text, Text, Text, IntWritable&gt; {</text:p>
      <text:p text:style-name="P1"><text:tab/><text:tab/>protected void reduce(Text key, Iterable&lt;Text&gt; values, Context context)</text:p>
      <text:p text:style-name="P1"><text:tab/><text:tab/><text:tab/><text:tab/>throws IOException, InterruptedException {</text:p>
      <text:p text:style-name="P1"><text:tab/><text:tab/><text:tab/>int count = 0;</text:p>
      <text:p text:style-name="P1"><text:tab/><text:tab/><text:tab/>for (Text retreive : values) {</text:p>
      <text:p text:style-name="P1"><text:tab/><text:tab/><text:tab/><text:tab/>count++;</text:p>
      <text:p text:style-name="P1"><text:tab/><text:tab/><text:tab/>}</text:p>
      <text:p text:style-name="P1"><text:tab/><text:tab/><text:tab/>context.write(key, new IntWritable(count));</text:p>
      <text:p text:style-name="P1"><text:tab/><text:tab/>}</text:p>
      <text:p text:style-name="P1"/>
      <text:p text:style-name="P1"><text:tab/>}</text:p>
      <text:p text:style-name="P1"><text:tab/>public static void main(String[] args) throws IOException,</text:p>
      <text:p text:style-name="P1"><text:tab/><text:tab/><text:tab/>ClassNotFoundException, InterruptedException {</text:p>
      <text:p text:style-name="P1"><text:tab/><text:tab/>Configuration conf = new Configuration();</text:p>
      <text:p text:style-name="P1"><text:tab/><text:tab/>Job job = Job.getInstance(conf);</text:p>
      <text:p text:style-name="P1"><text:tab/><text:tab/>job.setJarByClass(Taxfilermine.class);</text:p>
      <text:p text:style-name="P1"><text:tab/><text:tab/>job.setMapperClass(Mymapper1.class);</text:p>
      <text:p text:style-name="P1"><text:tab/><text:tab/>job.setMapOutputKeyClass(Text.class);</text:p>
      <text:p text:style-name="P1"><text:tab/><text:tab/>job.setMapOutputValueClass(Text.class);</text:p>
      <text:p text:style-name="P1"><text:tab/><text:tab/>job.setReducerClass(Myreducer1.class);</text:p>
      <text:p text:style-name="P1"><text:soft-page-break/><text:tab/><text:tab/>FileInputFormat.addInputPath(job, new Path("/dataforjava"));</text:p>
      <text:p text:style-name="P1"><text:tab/><text:tab/>FileOutputFormat.setOutputPath(job, new Path(args[0]));</text:p>
      <text:p text:style-name="P1"><text:tab/><text:tab/>job.waitForCompletion(true);</text:p>
      <text:p text:style-name="P1"><text:tab/>}</text:p>
      <text:p text:style-name="P1">}</text:p>
      <text:p text:style-name="P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MODULE finding people who are working most</text:p>
      <text:p text:style-name="P19"/>
      <text:p text:style-name="P9">3)<text:span text:style-name="T5">find out the person with most weeks working check if his income is highest if his income is not highest then take average of top 5 income people and then find the difference <text:s/>is least print his education status and then find the diff of average of top 5 income people?</text:span></text:p>
      <text:p text:style-name="P2"><text:span text:style-name="T4">framework used</text:span> hive: </text:p>
      <text:p text:style-name="P2"/>
      <text:p text:style-name="P2">use myproject5; </text:p>
      <text:p text:style-name="P2">drop table weeks; </text:p>
      <text:p text:style-name="P2">--create table for choosing required data </text:p>
      <text:p text:style-name="P2">create table weeks(weeksworking int,incomeofworking double) </text:p>
      <text:p text:style-name="P2">row format delimited </text:p>
      <text:p text:style-name="P2">fields terminated by ',' </text:p>
      <text:p text:style-name="P2">stored as textfile; </text:p>
      <text:p text:style-name="P2"/>
      <text:p text:style-name="P2">--insertion of data </text:p>
      <text:p text:style-name="P2">insert overwrite table weeks select weeksworked,income from census; </text:p>
      <text:p text:style-name="P2"/>
      <text:p text:style-name="P2">--caluclating max number of weeks worked from given data </text:p>
      <text:p text:style-name="P2">select max(weeksworking) as workload from weeks; </text:p>
      <text:p text:style-name="P2"/>
      <text:p text:style-name="P2">--caluculating max income from people working highest number of weeks </text:p>
      <text:p text:style-name="P2">select weeksworked,max(income) as testforweeksworked from censusdata group by weeksworked order by weeksworked desc limit 1; </text:p>
      <text:p text:style-name="P2"/>
      <text:p text:style-name="P2">create view incomeofmaxweek as select weeksworked,max(income) as testforweeksworked from censusdata group by weeksworked order by weeksworked desc limit 1; </text:p>
      <text:p text:style-name="P2">--52 11465.2 </text:p>
      <text:p text:style-name="P2"/>
      <text:p text:style-name="P2">--creating view for selecting highest income from the given data. </text:p>
      <text:p text:style-name="P2">create view maxincomeofdata as select max(income) as maximum from censusdata order by maximum desc limit 1;//18656.3 </text:p>
      <text:p text:style-name="P2"/>
      <text:p text:style-name="P2">--finding average income for people with highest number of weeks </text:p>
      <text:p text:style-name="P2">select weeksworked,avg(income) from (select max(weeksworking) as workload from weeks) as a,censusdata b where a.workload=b.weeksworked group by weeksworked; </text:p>
      <text:p text:style-name="P2">--1771.9899385777799 </text:p>
      <text:p text:style-name="P2"/>
      <text:p text:style-name="P2">--finding percentage diff from maximum income earned income of person with highest income who is working the most number of weeks </text:p>
      <text:p text:style-name="P2">select ((maximum-a.testforweeksworked)*100/a.testforweeksworked) from maxincomeofdata,incomeofmaxweek a; </text:p>
      <text:p text:style-name="P2"/>
      <text:p text:style-name="P2">--selecting top 5 people with highest income from table </text:p>
      <text:p text:style-name="P2">select income from censusdata order by income limit 5; </text:p>
      <text:p text:style-name="P2"/>
      <text:p text:style-name="P2">--creating view for caluculaing average income of top5 people </text:p>
      <text:p text:style-name="P2">create view averageincomeoftop5 as select avg(income) as incomeoftop5,1 as keyforjoin from (select income from censusdata order by income desc limit 5) a; </text:p>
      <text:p text:style-name="P2">--17272.04 </text:p>
      <text:p text:style-name="P2"/>
      <text:p text:style-name="P2"><text:soft-page-break/>create view averageincomeofpeoplewithmostworking as select weeksworked,avg(income) as averageincomeofmost,1 as key1 from (select max(weeksworking) as workload from weeks) as a,censusdata b where a.workload=b.weeksworked group by weeksworked; </text:p>
      <text:p text:style-name="P2"/>
      <text:p text:style-name="P2">--now finding diffenrence between top5 average and maximum income of most working people </text:p>
      <text:p text:style-name="P2">select (incomeoftop5-averageincomeofmost)*100/averageincomeofmost from averageincomeofpeoplewithmostworking a,averageincomeoftop5 b a.key1=b.keyforjoin; </text:p>
      <text:p text:style-name="P2"/>
      <text:p text:style-name="P2"/>
      <text:p text:style-name="P2"/>
      <text:p text:style-name="P2"/>
      <text:p text:style-name="P2"/>
      <text:p text:style-name="P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framework used is pig </text:p>
      <text:p text:style-name="P2"/>
      <text:p text:style-name="P2"><text:bookmark-start text:name="__DdeLink__1_1102087030"/>loadingdata = load '/home/hduser/dataforjava' using PigStorage(',') as (age : int,eductaion : chararray,martialstatus : chararray,gender : chararray,taxfilerstatus : chararray,income : double,parents : chararray,countryofbirth : chararray,citizenship : chararray,weekworked : int); </text:p>
      <text:p text:style-name="P2"/>
      <text:p text:style-name="P2">gengroup = group loadingdata all; </text:p>
      <text:p text:style-name="P2"><text:bookmark-end text:name="__DdeLink__1_1102087030"/></text:p>
      <text:p text:style-name="P2">--for caluculationg maximum value of weeks </text:p>
      <text:p text:style-name="P2"/>
      <text:p text:style-name="P2">maximumweek = foreach gengroup generate MAX(loadingdata.weekworked) as maximum; </text:p>
      <text:p text:style-name="P2"/>
      <text:p text:style-name="P2">selectingpeople = filter loadingdata by weekworked==maximumweek.maximum; </text:p>
      <text:p text:style-name="P2"/>
      <text:p text:style-name="P2">incomeofmostworked = foreach selectingpeople generate income; </text:p>
      <text:p text:style-name="P2"/>
      <text:p text:style-name="P32">--dispayperson with mostweeksworking</text:p>
      <text:p text:style-name="P32"><text:s/><text:span text:style-name="T6">orderingdisplay = order selectingpeople by income desc;</text:span></text:p>
      <text:p text:style-name="P32"/>
      <text:p text:style-name="P32">displayperson = limit <text:span text:style-name="T6">orderingdisplay</text:span> 1;</text:p>
      <text:p text:style-name="P32"/>
      <text:p text:style-name="P2">--group for </text:p>
      <text:p text:style-name="P2"/>
      <text:p text:style-name="P2">caluclationofavg = group incomeofmostworked all; </text:p>
      <text:p text:style-name="P2"/>
      <text:p text:style-name="P2">--average of final </text:p>
      <text:p text:style-name="P2"/>
      <text:p text:style-name="P2">finalavg = foreach caluclationofavg generate AVG(incomeofmostworked.income) as averagefinal; </text:p>
      <text:p text:style-name="P2"/>
      <text:p text:style-name="P2">--income of top 5 </text:p>
      <text:p text:style-name="P2"/>
      <text:p text:style-name="P2">orderingincome = order loadingdata by income desc; </text:p>
      <text:p text:style-name="P2"/>
      <text:p text:style-name="P2">limitingto5 = limit orderingincome 5; </text:p>
      <text:p text:style-name="P2"/>
      <text:p text:style-name="P2">forraverage = group limitingto5 all; </text:p>
      <text:p text:style-name="P2"/>
      <text:p text:style-name="P2">finnalaverage = foreach forraverage generate AVG(limitingto5.income) as averageoftop5; </text:p>
      <text:p text:style-name="P2"/>
      <text:p text:style-name="P2">--diff of their averages </text:p>
      <text:p text:style-name="P2"/>
      <text:p text:style-name="P2">differenceofavg = foreach finnalaverage generate (finnalaverage.averageoftop5-finalavg.averagefinal)*100/finalavg.averagefinal as difference; </text:p>
      <text:p text:style-name="P2"/>
      <text:p text:style-name="P2"/>
      <text:p text:style-name="P2"/>
      <text:p text:style-name="P2"/>
      <text:p text:style-name="P2"/>
      <text:p text:style-name="P2"/>
      <text:p text:style-name="P2"/>
      <text:p text:style-name="P2"/>
      <text:p text:style-name="P2"/>
      <text:p text:style-name="P31"><text:soft-page-break/>framework used is mapreduce</text:p>
      <text:p text:style-name="P31"/>
      <text:p text:style-name="P2">package mostweeks; </text:p>
      <text:p text:style-name="P2">//top income </text:p>
      <text:p text:style-name="P2">import java.io.IOException; </text:p>
      <text:p text:style-name="P2"/>
      <text:p text:style-name="P2">import java.util.Iterator; </text:p>
      <text:p text:style-name="P2">import java.util.NavigableMap; </text:p>
      <text:p text:style-name="P2">import java.util.Set; </text:p>
      <text:p text:style-name="P2">import java.util.TreeMap; </text:p>
      <text:p text:style-name="P2"/>
      <text:p text:style-name="P2">import org.apache.hadoop.conf.Configuration; </text:p>
      <text:p text:style-name="P2">import org.apache.hadoop.fs.Path; </text:p>
      <text:p text:style-name="P2">import org.apache.hadoop.io.DoubleWritable; </text:p>
      <text:p text:style-name="P2">import org.apache.hadoop.io.LongWritable; </text:p>
      <text:p text:style-name="P2">import org.apache.hadoop.io.Text; </text:p>
      <text:p text:style-name="P2">import org.apache.hadoop.mapreduce.Job; </text:p>
      <text:p text:style-name="P2">import org.apache.hadoop.mapreduce.Mapper; </text:p>
      <text:p text:style-name="P2">import org.apache.hadoop.mapreduce.Reducer; </text:p>
      <text:p text:style-name="P2">import org.apache.hadoop.mapreduce.lib.input.FileInputFormat; </text:p>
      <text:p text:style-name="P2">import org.apache.hadoop.mapreduce.lib.output.FileOutputFormat; </text:p>
      <text:p text:style-name="P2"/>
      <text:p text:style-name="P2">public class Selectingmaximumincome { </text:p>
      <text:p text:style-name="P2"><text:tab/>public static class Mymapper1 extends </text:p>
      <text:p text:style-name="P2"><text:tab/>Mapper&lt;LongWritable, Text, Text, DoubleWritable&gt; { </text:p>
      <text:p text:style-name="P2">protected void map(LongWritable key, Text value, Context context) </text:p>
      <text:p text:style-name="P2"><text:tab/><text:tab/>throws IOException, InterruptedException { </text:p>
      <text:p text:style-name="P2"><text:tab/>String[] retreive=value.toString().split(","); </text:p>
      <text:p text:style-name="P2">context.write(new Text("maximumincome"),new DoubleWritable(Double.parseDouble(retreive[5]))); </text:p>
      <text:p text:style-name="P2">}} </text:p>
      <text:p text:style-name="P2"><text:tab/>public static class Myreducer1 extends </text:p>
      <text:p text:style-name="P2"><text:tab/>Reducer&lt;Text, DoubleWritable, Text, DoubleWritable&gt; { </text:p>
      <text:p text:style-name="P2">protected void reduce(Text key, Iterable&lt;DoubleWritable&gt; values, </text:p>
      <text:p text:style-name="P2"><text:tab/><text:tab/>Context context) throws IOException, InterruptedException { </text:p>
      <text:p text:style-name="P2"><text:tab/>TreeMap&lt;Double,String&gt; max=new TreeMap&lt;Double,String&gt;(); </text:p>
      <text:p text:style-name="P2"><text:tab/>Double average=0.0; </text:p>
      <text:p text:style-name="P2"><text:tab/>for(DoubleWritable retreive:values){ </text:p>
      <text:p text:style-name="P2"><text:tab/><text:tab/>max.put((Double)retreive.get(),"maximumincome"); </text:p>
      <text:p text:style-name="P2"><text:tab/>} </text:p>
      <text:p text:style-name="P2"><text:tab/>NavigableMap&lt;Double, String&gt; nav=max.descendingMap(); </text:p>
      <text:p text:style-name="P2"><text:tab/>Set&lt;Double&gt; set=nav.keySet(); </text:p>
      <text:p text:style-name="P2"><text:tab/>Iterator&lt;Double&gt; itr=set.iterator(); </text:p>
      <text:p text:style-name="P2"><text:tab/>int check=0; </text:p>
      <text:p text:style-name="P2"><text:tab/>Double sum=0.0; </text:p>
      <text:p text:style-name="P2"><text:tab/>while(itr.hasNext()){ </text:p>
      <text:p text:style-name="P2"><text:tab/>if(check&gt;=5){ </text:p>
      <text:p text:style-name="P2"><text:s text:c="4"/>break; <text:tab/><text:tab/> </text:p>
      <text:p text:style-name="P2"><text:tab/>}<text:tab/> </text:p>
      <text:p text:style-name="P2"><text:tab/>else </text:p>
      <text:p text:style-name="P2"><text:tab/>{ </text:p>
      <text:p text:style-name="P2"><text:tab/><text:tab/>sum=sum+itr.next(); </text:p>
      <text:p text:style-name="P2"><text:soft-page-break/><text:tab/>}<text:tab/> </text:p>
      <text:p text:style-name="P2"><text:tab/>check++;<text:tab/> </text:p>
      <text:p text:style-name="P2"><text:tab/>} </text:p>
      <text:p text:style-name="P2"><text:tab/>average=sum/5; </text:p>
      <text:p text:style-name="P2"><text:tab/>context.write(new Text("averageoftop5"),new DoubleWritable(average)); </text:p>
      <text:p text:style-name="P2"><text:tab/>context.write(new Text("maximumincome"),new DoubleWritable(nav.firstKey())); </text:p>
      <text:p text:style-name="P2">}} </text:p>
      <text:p text:style-name="P2"><text:tab/>public static void main(String[] args) throws IllegalArgumentException, IOException, ClassNotFoundException, InterruptedException { </text:p>
      <text:p text:style-name="P2"><text:tab/><text:tab/>Configuration conf = new Configuration(); </text:p>
      <text:p text:style-name="P2"><text:tab/><text:tab/>Job job = Job.getInstance(conf); </text:p>
      <text:p text:style-name="P2"><text:tab/><text:tab/>job.setJarByClass(Selectingmaximumincome.class); </text:p>
      <text:p text:style-name="P2"><text:tab/><text:tab/>job.setMapperClass(Mymapper1.class); </text:p>
      <text:p text:style-name="P2"><text:tab/><text:tab/>job.setMapOutputKeyClass(Text.class); </text:p>
      <text:p text:style-name="P2"><text:tab/><text:tab/>job.setMapOutputValueClass(DoubleWritable.class); </text:p>
      <text:p text:style-name="P2"><text:tab/><text:tab/>job.setReducerClass(Myreducer1.class); </text:p>
      <text:p text:style-name="P2"><text:tab/><text:tab/>FileInputFormat.addInputPath(job,new Path("/dataforjava")); </text:p>
      <text:p text:style-name="P2"><text:tab/><text:tab/>FileOutputFormat.setOutputPath(job, new Path(args[0])); </text:p>
      <text:p text:style-name="P2"><text:tab/><text:tab/>job.waitForCompletion(true); </text:p>
      <text:p text:style-name="P2"/>
      <text:p text:style-name="P2"><text:tab/>} </text:p>
      <text:p text:style-name="P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ackage mostweeks; </text:p>
      <text:p text:style-name="P2"/>
      <text:p text:style-name="P2">import java.io.IOException; </text:p>
      <text:p text:style-name="P2">import java.util.ArrayList; </text:p>
      <text:p text:style-name="P2">import java.util.Iterator; </text:p>
      <text:p text:style-name="P2">import java.util.TreeMap; </text:p>
      <text:p text:style-name="P2"/>
      <text:p text:style-name="P2">import org.apache.hadoop.conf.Configuration; </text:p>
      <text:p text:style-name="P2">import org.apache.hadoop.fs.Path; </text:p>
      <text:p text:style-name="P2">import org.apache.hadoop.io.DoubleWritable; </text:p>
      <text:p text:style-name="P2">import org.apache.hadoop.io.LongWritable; </text:p>
      <text:p text:style-name="P2">import org.apache.hadoop.io.Text; </text:p>
      <text:p text:style-name="P2">import org.apache.hadoop.mapreduce.Job; </text:p>
      <text:p text:style-name="P2">import org.apache.hadoop.mapreduce.Mapper; </text:p>
      <text:p text:style-name="P2">import org.apache.hadoop.mapreduce.Reducer; </text:p>
      <text:p text:style-name="P2">import org.apache.hadoop.mapreduce.lib.input.FileInputFormat; </text:p>
      <text:p text:style-name="P2">import org.apache.hadoop.mapreduce.lib.output.FileOutputFormat; </text:p>
      <text:p text:style-name="P2"/>
      <text:p text:style-name="P2">public class Personwithmostworkingweeks { </text:p>
      <text:p text:style-name="P2"><text:tab/>public static class Mymapper1 extends </text:p>
      <text:p text:style-name="P2"><text:tab/><text:tab/><text:tab/>Mapper&lt;LongWritable, Text, Text, Text&gt; { </text:p>
      <text:p text:style-name="P2"><text:tab/><text:tab/>protected void map(LongWritable key, Text value, Context context) </text:p>
      <text:p text:style-name="P2"><text:tab/><text:tab/><text:tab/><text:tab/>throws IOException, InterruptedException { </text:p>
      <text:p text:style-name="P2"><text:tab/><text:tab/><text:tab/>String[] retreive = value.toString().split(","); </text:p>
      <text:p text:style-name="P2"><text:tab/><text:tab/><text:tab/>context.write(new Text("weeksworked"), new Text(retreive[9] + "," </text:p>
      <text:p text:style-name="P2"><text:tab/><text:tab/><text:tab/><text:tab/><text:tab/>+ retreive[5])); </text:p>
      <text:p text:style-name="P2"><text:tab/><text:tab/>} </text:p>
      <text:p text:style-name="P2"><text:tab/>} </text:p>
      <text:p text:style-name="P2"/>
      <text:p text:style-name="P2"><text:tab/>public static class Myreducer1 extends </text:p>
      <text:p text:style-name="P2"><text:tab/><text:tab/><text:tab/>Reducer&lt;Text, Text, Text, DoubleWritable&gt; { </text:p>
      <text:p text:style-name="P2"><text:tab/><text:tab/>protected void reduce(Text key, Iterable&lt;Text&gt; values, Context context) </text:p>
      <text:p text:style-name="P2"><text:tab/><text:tab/><text:tab/><text:tab/>throws IOException, InterruptedException { </text:p>
      <text:p text:style-name="P2"><text:tab/><text:tab/><text:tab/>TreeMap&lt;Double, Text&gt; weekworkedmap = new TreeMap&lt;Double, Text&gt;(); </text:p>
      <text:p text:style-name="P2"><text:tab/><text:tab/><text:tab/>String weekvalue = ""; </text:p>
      <text:p text:style-name="P2"><text:tab/><text:tab/><text:tab/>Iterator&lt;Text&gt; itr = values.iterator(); </text:p>
      <text:p text:style-name="P2"><text:tab/><text:tab/><text:tab/>ArrayList&lt;String&gt; income = new ArrayList&lt;String&gt;(); </text:p>
      <text:p text:style-name="P2"><text:tab/><text:tab/><text:tab/>int i = 0; </text:p>
      <text:p text:style-name="P2"><text:tab/><text:tab/><text:tab/>while (itr.hasNext()) { </text:p>
      <text:p text:style-name="P2"><text:tab/><text:tab/><text:tab/><text:tab/>String[] str = itr.next().toString().split(","); </text:p>
      <text:p text:style-name="P2"><text:tab/><text:tab/><text:tab/><text:tab/>weekvalue = str[0]; </text:p>
      <text:p text:style-name="P2"><text:tab/><text:tab/><text:tab/><text:tab/>income.add(i++, str[1] + "," + str[0]); </text:p>
      <text:p text:style-name="P2"><text:tab/><text:tab/><text:tab/><text:tab/>weekworkedmap.put(new Double(Double.parseDouble(weekvalue)), </text:p>
      <text:p text:style-name="P2"><text:tab/><text:tab/><text:tab/><text:tab/><text:tab/><text:tab/>key); </text:p>
      <text:p text:style-name="P2"><text:tab/><text:tab/><text:tab/>} </text:p>
      <text:p text:style-name="P2"><text:tab/><text:tab/><text:tab/>double check = weekworkedmap.descendingMap().firstKey(); </text:p>
      <text:p text:style-name="P2"><text:tab/><text:tab/><text:tab/>Iterator&lt;String&gt; itr1 = income.iterator(); </text:p>
      <text:p text:style-name="P2"><text:tab/><text:tab/><text:tab/>double finnalmax = 0.0; </text:p>
      <text:p text:style-name="P2"><text:tab/><text:tab/><text:tab/>while (itr1.hasNext()) { </text:p>
      <text:p text:style-name="P2"><text:tab/><text:tab/><text:tab/><text:tab/>String str2 = (String) itr1.next(); </text:p>
      <text:p text:style-name="P2"><text:tab/><text:tab/><text:tab/><text:tab/>String[] str3 = str2.split(","); </text:p>
      <text:p text:style-name="P2"><text:tab/><text:tab/><text:tab/><text:tab/>if (check == Double.parseDouble(str3[1])) { </text:p>
      <text:p text:style-name="P2"><text:soft-page-break/><text:tab/><text:tab/><text:tab/><text:tab/><text:tab/>if (finnalmax &lt; Double.parseDouble(str3[0])) { </text:p>
      <text:p text:style-name="P2"><text:tab/><text:tab/><text:tab/><text:tab/><text:tab/><text:tab/>finnalmax = Double.parseDouble(str3[0]); </text:p>
      <text:p text:style-name="P2"/>
      <text:p text:style-name="P2"><text:tab/><text:tab/><text:tab/><text:tab/><text:tab/>} </text:p>
      <text:p text:style-name="P2"><text:tab/><text:tab/><text:tab/><text:tab/>} </text:p>
      <text:p text:style-name="P2"><text:tab/><text:tab/><text:tab/>} </text:p>
      <text:p text:style-name="P2"><text:tab/><text:tab/><text:tab/>context.write(new Text("maxincomeofmaxweeksworked"), </text:p>
      <text:p text:style-name="P2"><text:tab/><text:tab/><text:tab/><text:tab/><text:tab/>new DoubleWritable(finnalmax)); </text:p>
      <text:p text:style-name="P2"><text:tab/><text:tab/><text:tab/>context.write(new Text("maxincomeofmaxweeksworked"), </text:p>
      <text:p text:style-name="P2"><text:tab/><text:tab/><text:tab/><text:tab/><text:tab/>new DoubleWritable(check)); </text:p>
      <text:p text:style-name="P2"><text:tab/><text:tab/>} </text:p>
      <text:p text:style-name="P2"><text:tab/>} </text:p>
      <text:p text:style-name="P2"/>
      <text:p text:style-name="P2"><text:tab/>public static void main(String[] args) throws ClassNotFoundException, </text:p>
      <text:p text:style-name="P2"><text:tab/><text:tab/><text:tab/>IOException, InterruptedException { </text:p>
      <text:p text:style-name="P2"><text:tab/><text:tab/>Configuration conf = new Configuration(); </text:p>
      <text:p text:style-name="P2"><text:tab/><text:tab/>Job job = Job.getInstance(conf); </text:p>
      <text:p text:style-name="P2"><text:tab/><text:tab/>job.setJarByClass(Personwithmostworkingweeks.class); </text:p>
      <text:p text:style-name="P2"><text:tab/><text:tab/>job.setMapperClass(Mymapper1.class); </text:p>
      <text:p text:style-name="P2"><text:tab/><text:tab/>job.setMapOutputKeyClass(Text.class); </text:p>
      <text:p text:style-name="P2"><text:tab/><text:tab/>job.setMapOutputValueClass(Text.class); </text:p>
      <text:p text:style-name="P2"><text:tab/><text:tab/>job.setReducerClass(Myreducer1.class); </text:p>
      <text:p text:style-name="P2"><text:tab/><text:tab/>FileInputFormat.addInputPath(job, new Path("/dataforjava")); </text:p>
      <text:p text:style-name="P2"><text:tab/><text:tab/>FileOutputFormat.setOutputPath(job, new Path(args[0])); </text:p>
      <text:p text:style-name="P2"><text:tab/><text:tab/>job.waitForCompletion(true); </text:p>
      <text:p text:style-name="P2"/>
      <text:p text:style-name="P2"><text:tab/>} </text:p>
      <text:p text:style-name="P2"/>
      <text:p text:style-name="P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ackage mostweeks; </text:p>
      <text:p text:style-name="P2">//average of most weeksworked </text:p>
      <text:p text:style-name="P2">import java.io.IOException; </text:p>
      <text:p text:style-name="P2"/>
      <text:p text:style-name="P2">import org.apache.hadoop.conf.Configuration; </text:p>
      <text:p text:style-name="P2">import org.apache.hadoop.fs.Path; </text:p>
      <text:p text:style-name="P2">import org.apache.hadoop.io.DoubleWritable; </text:p>
      <text:p text:style-name="P2">import org.apache.hadoop.io.LongWritable; </text:p>
      <text:p text:style-name="P2">import org.apache.hadoop.io.Text; </text:p>
      <text:p text:style-name="P2">import org.apache.hadoop.mapreduce.Job; </text:p>
      <text:p text:style-name="P2">import org.apache.hadoop.mapreduce.Mapper; </text:p>
      <text:p text:style-name="P2">import org.apache.hadoop.mapreduce.Reducer; </text:p>
      <text:p text:style-name="P2">import org.apache.hadoop.mapreduce.lib.input.FileInputFormat; </text:p>
      <text:p text:style-name="P2">import org.apache.hadoop.mapreduce.lib.output.FileOutputFormat; </text:p>
      <text:p text:style-name="P2">public class Mostweeksincome { </text:p>
      <text:p text:style-name="P2"/>
      <text:p text:style-name="P2"><text:tab/>public static class Myreducer1 extends </text:p>
      <text:p text:style-name="P2"><text:tab/>Reducer&lt;Text, DoubleWritable, Text, DoubleWritable&gt; { </text:p>
      <text:p text:style-name="P2">protected void reduce(Text key, Iterable&lt;DoubleWritable&gt; values, </text:p>
      <text:p text:style-name="P2"><text:tab/><text:tab/>Context context) throws IOException, InterruptedException { </text:p>
      <text:p text:style-name="P2"><text:tab/>double sum=0; </text:p>
      <text:p text:style-name="P2"><text:tab/>int count=0;double finnalaverage=0; </text:p>
      <text:p text:style-name="P2"><text:tab/>for(DoubleWritable retreive:values){ </text:p>
      <text:p text:style-name="P2"><text:tab/><text:tab/>double averagecal=retreive.get(); </text:p>
      <text:p text:style-name="P2"><text:tab/><text:tab/>sum=sum+averagecal; </text:p>
      <text:p text:style-name="P2"><text:tab/><text:tab/>count++; </text:p>
      <text:p text:style-name="P2"><text:tab/>} <text:s/></text:p>
      <text:p text:style-name="P2"><text:tab/>finnalaverage=sum/count; </text:p>
      <text:p text:style-name="P2"><text:tab/>context.write(new Text("finalaveragefor52weeks"),new DoubleWritable(finnalaverage)); </text:p>
      <text:p text:style-name="P2">} </text:p>
      <text:p text:style-name="P2">} </text:p>
      <text:p text:style-name="P2"><text:tab/>public static class Mymapper1 extends </text:p>
      <text:p text:style-name="P2"><text:tab/>Mapper&lt;LongWritable, Text, Text, DoubleWritable&gt; { </text:p>
      <text:p text:style-name="P2">protected void map(LongWritable key, Text value, Context context) </text:p>
      <text:p text:style-name="P2"><text:tab/><text:tab/>throws IOException, InterruptedException { </text:p>
      <text:p text:style-name="P2"><text:tab/>String[] retreive=value.toString().split(","); </text:p>
      <text:p text:style-name="P2"><text:s text:c="4"/>if(retreive[9].equals("52")){ </text:p>
      <text:p text:style-name="P2"><text:s text:c="5"/>context.write(new Text("caluculationofincome"),new DoubleWritable(Double.parseDouble(retreive[5])));<text:tab/> <text:s/></text:p>
      <text:p text:style-name="P2">}}} </text:p>
      <text:p text:style-name="P2"><text:tab/>public static void main(String[] args) throws IllegalArgumentException, IOException, ClassNotFoundException, InterruptedException { </text:p>
      <text:p text:style-name="P2"><text:tab/><text:tab/>Configuration conf = new Configuration(); </text:p>
      <text:p text:style-name="P2"><text:tab/><text:tab/>Job job = Job.getInstance(conf); </text:p>
      <text:p text:style-name="P2"><text:tab/><text:tab/>job.setJarByClass(Mostweeksincome.class); </text:p>
      <text:p text:style-name="P2"><text:tab/><text:tab/>job.setMapperClass(Mymapper1.class); </text:p>
      <text:p text:style-name="P2"><text:tab/><text:tab/>job.setMapOutputKeyClass(Text.class); </text:p>
      <text:p text:style-name="P2"><text:tab/><text:tab/>job.setMapOutputValueClass(DoubleWritable.class); </text:p>
      <text:p text:style-name="P2"><text:tab/><text:tab/>job.setReducerClass(Myreducer1.class); </text:p>
      <text:p text:style-name="P2"><text:tab/><text:tab/>FileInputFormat.addInputPath(job,new Path("/dataforjava")); </text:p>
      <text:p text:style-name="P2"><text:tab/><text:tab/>FileOutputFormat.setOutputPath(job, new Path(args[0])); </text:p>
      <text:p text:style-name="P2"><text:tab/><text:tab/>job.waitForCompletion(true); </text:p>
      <text:p text:style-name="P2"><text:soft-page-break/></text:p>
      <text:p text:style-name="P2"><text:tab/>} </text:p>
      <text:p text:style-name="P2"/>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14:17:15.678753394</meta:creation-date>
    <dc:date>2017-02-26T20:22:50.840422482</dc:date>
    <meta:editing-duration>PT10H10M2S</meta:editing-duration>
    <meta:editing-cycles>114</meta:editing-cycles>
    <meta:generator>LibreOffice/4.2.8.2$Linux_x86 LibreOffice_project/420m0$Build-2</meta:generator>
    <meta:document-statistic meta:table-count="0" meta:image-count="0" meta:object-count="0" meta:page-count="31" meta:paragraph-count="746" meta:word-count="3347" meta:character-count="34938" meta:non-whitespace-character-count="30847"/>
  </office:meta>
</office:document-meta>
</file>